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1.911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8.6862in" svg:height="4.2146in" svg:x="3.1661in" svg:y="0.0394in">
            <draw:object draw:notify-on-update-of-ranges="Sheet1.A2:Sheet1.A297 Sheet1.B1:Sheet1.B1 Sheet1.B2:Sheet1.B29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time</text:p>
          </table:table-cell>
          <table:table-cell office:value-type="string">
            <text:p>EMoS01.baseStation[0].app.</text:p>
          </table:table-cell>
        </table:table-row>
        <table:table-row table:style-name="ro1">
          <table:table-cell office:value-type="float" office:value="20.024224063402">
            <text:p>20.0242240634</text:p>
          </table:table-cell>
          <table:table-cell office:value-type="float" office:value="4.44369">
            <text:p>4.44369</text:p>
          </table:table-cell>
        </table:table-row>
        <table:table-row table:style-name="ro1">
          <table:table-cell office:value-type="float" office:value="40.013040021134">
            <text:p>40.0130400211</text:p>
          </table:table-cell>
          <table:table-cell office:value-type="float" office:value="4.45913">
            <text:p>4.45913</text:p>
          </table:table-cell>
        </table:table-row>
        <table:table-row table:style-name="ro1">
          <table:table-cell office:value-type="float" office:value="60.012400021134">
            <text:p>60.0124000211</text:p>
          </table:table-cell>
          <table:table-cell office:value-type="float" office:value="4.45392">
            <text:p>4.45392</text:p>
          </table:table-cell>
        </table:table-row>
        <table:table-row table:style-name="ro1">
          <table:table-cell office:value-type="float" office:value="80.010208021134">
            <text:p>80.0102080211</text:p>
          </table:table-cell>
          <table:table-cell office:value-type="float" office:value="4.45169">
            <text:p>4.45169</text:p>
          </table:table-cell>
        </table:table-row>
        <table:table-row table:style-name="ro1">
          <table:table-cell office:value-type="float" office:value="100.012160021134">
            <text:p>100.0121600211</text:p>
          </table:table-cell>
          <table:table-cell office:value-type="float" office:value="4.44874">
            <text:p>4.44874</text:p>
          </table:table-cell>
        </table:table-row>
        <table:table-row table:style-name="ro1">
          <table:table-cell office:value-type="float" office:value="120.012160019169">
            <text:p>120.0121600192</text:p>
          </table:table-cell>
          <table:table-cell office:value-type="float" office:value="5.98856">
            <text:p>5.98856</text:p>
          </table:table-cell>
        </table:table-row>
        <table:table-row table:style-name="ro1">
          <table:table-cell office:value-type="float" office:value="140.013360019169">
            <text:p>140.0133600192</text:p>
          </table:table-cell>
          <table:table-cell office:value-type="float" office:value="5.98856">
            <text:p>5.98856</text:p>
          </table:table-cell>
        </table:table-row>
        <table:table-row table:style-name="ro1">
          <table:table-cell office:value-type="float" office:value="160.013728019169">
            <text:p>160.0137280192</text:p>
          </table:table-cell>
          <table:table-cell office:value-type="float" office:value="5.98915">
            <text:p>5.98915</text:p>
          </table:table-cell>
        </table:table-row>
        <table:table-row table:style-name="ro1">
          <table:table-cell office:value-type="float" office:value="180.013040019169">
            <text:p>180.0130400192</text:p>
          </table:table-cell>
          <table:table-cell office:value-type="float" office:value="5.98962">
            <text:p>5.98962</text:p>
          </table:table-cell>
        </table:table-row>
        <table:table-row table:style-name="ro1">
          <table:table-cell office:value-type="float" office:value="200.012720019169">
            <text:p>200.0127200192</text:p>
          </table:table-cell>
          <table:table-cell office:value-type="float" office:value="5.98996">
            <text:p>5.98996</text:p>
          </table:table-cell>
        </table:table-row>
        <table:table-row table:style-name="ro1">
          <table:table-cell office:value-type="float" office:value="220.009888019169">
            <text:p>220.0098880192</text:p>
          </table:table-cell>
          <table:table-cell office:value-type="float" office:value="5.99245">
            <text:p>5.99245</text:p>
          </table:table-cell>
        </table:table-row>
        <table:table-row table:style-name="ro1">
          <table:table-cell office:value-type="float" office:value="240.011200019169">
            <text:p>240.0112000192</text:p>
          </table:table-cell>
          <table:table-cell office:value-type="float" office:value="5.9925">
            <text:p>5.9925</text:p>
          </table:table-cell>
        </table:table-row>
        <table:table-row table:style-name="ro1">
          <table:table-cell office:value-type="float" office:value="260.008928019169">
            <text:p>260.0089280192</text:p>
          </table:table-cell>
          <table:table-cell office:value-type="float" office:value="5.99247">
            <text:p>5.99247</text:p>
          </table:table-cell>
        </table:table-row>
        <table:table-row table:style-name="ro1">
          <table:table-cell office:value-type="float" office:value="280.013040019169">
            <text:p>280.0130400192</text:p>
          </table:table-cell>
          <table:table-cell office:value-type="float" office:value="5.99247">
            <text:p>5.99247</text:p>
          </table:table-cell>
        </table:table-row>
        <table:table-row table:style-name="ro1">
          <table:table-cell office:value-type="float" office:value="300.013680019169">
            <text:p>300.0136800192</text:p>
          </table:table-cell>
          <table:table-cell office:value-type="float" office:value="5.99306">
            <text:p>5.99306</text:p>
          </table:table-cell>
        </table:table-row>
        <table:table-row table:style-name="ro1">
          <table:table-cell office:value-type="float" office:value="320.011440019169">
            <text:p>320.0114400192</text:p>
          </table:table-cell>
          <table:table-cell office:value-type="float" office:value="5.99366">
            <text:p>5.99366</text:p>
          </table:table-cell>
        </table:table-row>
        <table:table-row table:style-name="ro1">
          <table:table-cell office:value-type="float" office:value="340.011200019169">
            <text:p>340.0112000192</text:p>
          </table:table-cell>
          <table:table-cell office:value-type="float" office:value="5.99658">
            <text:p>5.99658</text:p>
          </table:table-cell>
        </table:table-row>
        <table:table-row table:style-name="ro1">
          <table:table-cell office:value-type="float" office:value="360.009888019169">
            <text:p>360.0098880192</text:p>
          </table:table-cell>
          <table:table-cell office:value-type="float" office:value="5.99607">
            <text:p>5.99607</text:p>
          </table:table-cell>
        </table:table-row>
        <table:table-row table:style-name="ro1">
          <table:table-cell office:value-type="float" office:value="380.011440019169">
            <text:p>380.0114400192</text:p>
          </table:table-cell>
          <table:table-cell office:value-type="float" office:value="5.99605">
            <text:p>5.99605</text:p>
          </table:table-cell>
        </table:table-row>
        <table:table-row table:style-name="ro1">
          <table:table-cell office:value-type="float" office:value="400.012480019169">
            <text:p>400.0124800192</text:p>
          </table:table-cell>
          <table:table-cell office:value-type="float" office:value="5.99548">
            <text:p>5.99548</text:p>
          </table:table-cell>
        </table:table-row>
        <table:table-row table:style-name="ro1">
          <table:table-cell office:value-type="float" office:value="420.011760036042">
            <text:p>420.011760036</text:p>
          </table:table-cell>
          <table:table-cell office:value-type="float" office:value="5.93882">
            <text:p>5.93882</text:p>
          </table:table-cell>
        </table:table-row>
        <table:table-row table:style-name="ro1">
          <table:table-cell office:value-type="float" office:value="440.060144133437">
            <text:p>440.0601441334</text:p>
          </table:table-cell>
          <table:table-cell office:value-type="float" office:value="5.55142">
            <text:p>5.55142</text:p>
          </table:table-cell>
        </table:table-row>
        <table:table-row table:style-name="ro1">
          <table:table-cell office:value-type="float" office:value="460.008928024061">
            <text:p>460.0089280241</text:p>
          </table:table-cell>
          <table:table-cell office:value-type="float" office:value="5.17255">
            <text:p>5.17255</text:p>
          </table:table-cell>
        </table:table-row>
        <table:table-row table:style-name="ro1">
          <table:table-cell office:value-type="float" office:value="480.012080024061">
            <text:p>480.0120800241</text:p>
          </table:table-cell>
          <table:table-cell office:value-type="float" office:value="4.79337">
            <text:p>4.79337</text:p>
          </table:table-cell>
        </table:table-row>
        <table:table-row table:style-name="ro1">
          <table:table-cell office:value-type="float" office:value="500.014640024061">
            <text:p>500.0146400241</text:p>
          </table:table-cell>
          <table:table-cell office:value-type="float" office:value="4.40801">
            <text:p>4.40801</text:p>
          </table:table-cell>
        </table:table-row>
        <table:table-row table:style-name="ro1">
          <table:table-cell office:value-type="float" office:value="520.010800024061">
            <text:p>520.0108000241</text:p>
          </table:table-cell>
          <table:table-cell office:value-type="float" office:value="4.03132">
            <text:p>4.03132</text:p>
          </table:table-cell>
        </table:table-row>
        <table:table-row table:style-name="ro1">
          <table:table-cell office:value-type="float" office:value="540.012160024061">
            <text:p>540.0121600241</text:p>
          </table:table-cell>
          <table:table-cell office:value-type="float" office:value="3.61558">
            <text:p>3.61558</text:p>
          </table:table-cell>
        </table:table-row>
        <table:table-row table:style-name="ro1">
          <table:table-cell office:value-type="float" office:value="560.012080024061">
            <text:p>560.0120800241</text:p>
          </table:table-cell>
          <table:table-cell office:value-type="float" office:value="3.24009">
            <text:p>3.24009</text:p>
          </table:table-cell>
        </table:table-row>
        <table:table-row table:style-name="ro1">
          <table:table-cell office:value-type="float" office:value="580.011520024061">
            <text:p>580.0115200241</text:p>
          </table:table-cell>
          <table:table-cell office:value-type="float" office:value="2.86107">
            <text:p>2.86107</text:p>
          </table:table-cell>
        </table:table-row>
        <table:table-row table:style-name="ro1">
          <table:table-cell office:value-type="float" office:value="620.010560024061">
            <text:p>620.0105600241</text:p>
          </table:table-cell>
          <table:table-cell office:value-type="float" office:value="2.49328">
            <text:p>2.49328</text:p>
          </table:table-cell>
        </table:table-row>
        <table:table-row table:style-name="ro1">
          <table:table-cell office:value-type="float" office:value="640.041760103099">
            <text:p>640.0417601031</text:p>
          </table:table-cell>
          <table:table-cell office:value-type="float" office:value="1.97007">
            <text:p>1.97007</text:p>
          </table:table-cell>
        </table:table-row>
        <table:table-row table:style-name="ro1">
          <table:table-cell office:value-type="float" office:value="660.009600024061">
            <text:p>660.0096000241</text:p>
          </table:table-cell>
          <table:table-cell office:value-type="float" office:value="1.97028">
            <text:p>1.97028</text:p>
          </table:table-cell>
        </table:table-row>
        <table:table-row table:style-name="ro1">
          <table:table-cell office:value-type="float" office:value="680.014912024061">
            <text:p>680.0149120241</text:p>
          </table:table-cell>
          <table:table-cell office:value-type="float" office:value="1.97056">
            <text:p>1.97056</text:p>
          </table:table-cell>
        </table:table-row>
        <table:table-row table:style-name="ro1">
          <table:table-cell office:value-type="float" office:value="700.011200024061">
            <text:p>700.0112000241</text:p>
          </table:table-cell>
          <table:table-cell office:value-type="float" office:value="1.97087">
            <text:p>1.97087</text:p>
          </table:table-cell>
        </table:table-row>
        <table:table-row table:style-name="ro1">
          <table:table-cell office:value-type="float" office:value="720.012768024061">
            <text:p>720.0127680241</text:p>
          </table:table-cell>
          <table:table-cell office:value-type="float" office:value="1.97137">
            <text:p>1.97137</text:p>
          </table:table-cell>
        </table:table-row>
        <table:table-row table:style-name="ro1">
          <table:table-cell office:value-type="float" office:value="740.012080024061">
            <text:p>740.0120800241</text:p>
          </table:table-cell>
          <table:table-cell office:value-type="float" office:value="1.97117">
            <text:p>1.97117</text:p>
          </table:table-cell>
        </table:table-row>
        <table:table-row table:style-name="ro1">
          <table:table-cell office:value-type="float" office:value="760.016640024061">
            <text:p>760.0166400241</text:p>
          </table:table-cell>
          <table:table-cell office:value-type="float" office:value="1.97143">
            <text:p>1.97143</text:p>
          </table:table-cell>
        </table:table-row>
        <table:table-row table:style-name="ro1">
          <table:table-cell office:value-type="float" office:value="780.012480024061">
            <text:p>780.0124800241</text:p>
          </table:table-cell>
          <table:table-cell office:value-type="float" office:value="1.97131">
            <text:p>1.97131</text:p>
          </table:table-cell>
        </table:table-row>
        <table:table-row table:style-name="ro1">
          <table:table-cell office:value-type="float" office:value="800.010560041164">
            <text:p>800.0105600412</text:p>
          </table:table-cell>
          <table:table-cell office:value-type="float" office:value="1.83713">
            <text:p>1.83713</text:p>
          </table:table-cell>
        </table:table-row>
        <table:table-row table:style-name="ro1">
          <table:table-cell office:value-type="float" office:value="820.013680041164">
            <text:p>820.0136800412</text:p>
          </table:table-cell>
          <table:table-cell office:value-type="float" office:value="1.70499">
            <text:p>1.70499</text:p>
          </table:table-cell>
        </table:table-row>
        <table:table-row table:style-name="ro1">
          <table:table-cell office:value-type="float" office:value="840.013760041164">
            <text:p>840.0137600412</text:p>
          </table:table-cell>
          <table:table-cell office:value-type="float" office:value="1.73937">
            <text:p>1.73937</text:p>
          </table:table-cell>
        </table:table-row>
        <table:table-row table:style-name="ro1">
          <table:table-cell office:value-type="float" office:value="860.013360024061">
            <text:p>860.0133600241</text:p>
          </table:table-cell>
          <table:table-cell office:value-type="float" office:value="1.73949">
            <text:p>1.73949</text:p>
          </table:table-cell>
        </table:table-row>
        <table:table-row table:style-name="ro1">
          <table:table-cell office:value-type="float" office:value="880.009888024061">
            <text:p>880.0098880241</text:p>
          </table:table-cell>
          <table:table-cell office:value-type="float" office:value="1.73874">
            <text:p>1.73874</text:p>
          </table:table-cell>
        </table:table-row>
        <table:table-row table:style-name="ro1">
          <table:table-cell office:value-type="float" office:value="900.010240041164">
            <text:p>900.0102400412</text:p>
          </table:table-cell>
          <table:table-cell office:value-type="float" office:value="1.60331">
            <text:p>1.60331</text:p>
          </table:table-cell>
        </table:table-row>
        <table:table-row table:style-name="ro1">
          <table:table-cell office:value-type="float" office:value="920.013728024061">
            <text:p>920.0137280241</text:p>
          </table:table-cell>
          <table:table-cell office:value-type="float" office:value="1.60336">
            <text:p>1.60336</text:p>
          </table:table-cell>
        </table:table-row>
        <table:table-row table:style-name="ro1">
          <table:table-cell office:value-type="float" office:value="940.011760024061">
            <text:p>940.0117600241</text:p>
          </table:table-cell>
          <table:table-cell office:value-type="float" office:value="1.60326">
            <text:p>1.60326</text:p>
          </table:table-cell>
        </table:table-row>
        <table:table-row table:style-name="ro1">
          <table:table-cell office:value-type="float" office:value="960.009248024061">
            <text:p>960.0092480241</text:p>
          </table:table-cell>
          <table:table-cell office:value-type="float" office:value="1.60334">
            <text:p>1.60334</text:p>
          </table:table-cell>
        </table:table-row>
        <table:table-row table:style-name="ro1">
          <table:table-cell office:value-type="float" office:value="980.009600024061">
            <text:p>980.0096000241</text:p>
          </table:table-cell>
          <table:table-cell office:value-type="float" office:value="1.60345">
            <text:p>1.60345</text:p>
          </table:table-cell>
        </table:table-row>
        <table:table-row table:style-name="ro1">
          <table:table-cell office:value-type="float" office:value="1000.01664002406">
            <text:p>1000.0166400241</text:p>
          </table:table-cell>
          <table:table-cell office:value-type="float" office:value="1.73871">
            <text:p>1.73871</text:p>
          </table:table-cell>
        </table:table-row>
        <table:table-row table:style-name="ro1">
          <table:table-cell office:value-type="float" office:value="1020.01280002056">
            <text:p>1020.0128000206</text:p>
          </table:table-cell>
          <table:table-cell office:value-type="float" office:value="2.65882">
            <text:p>2.65882</text:p>
          </table:table-cell>
        </table:table-row>
        <table:table-row table:style-name="ro1">
          <table:table-cell office:value-type="float" office:value="1040.00960002582">
            <text:p>1040.0096000258</text:p>
          </table:table-cell>
          <table:table-cell office:value-type="float" office:value="3.95792">
            <text:p>3.95792</text:p>
          </table:table-cell>
        </table:table-row>
        <table:table-row table:style-name="ro1">
          <table:table-cell office:value-type="float" office:value="1060.01208002582">
            <text:p>1060.0120800258</text:p>
          </table:table-cell>
          <table:table-cell office:value-type="float" office:value="3.62987">
            <text:p>3.62987</text:p>
          </table:table-cell>
        </table:table-row>
        <table:table-row table:style-name="ro1">
          <table:table-cell office:value-type="float" office:value="1080.01056002582">
            <text:p>1080.0105600258</text:p>
          </table:table-cell>
          <table:table-cell office:value-type="float" office:value="3.31387">
            <text:p>3.31387</text:p>
          </table:table-cell>
        </table:table-row>
        <table:table-row table:style-name="ro1">
          <table:table-cell office:value-type="float" office:value="1100.01088002582">
            <text:p>1100.0108800258</text:p>
          </table:table-cell>
          <table:table-cell office:value-type="float" office:value="2.89762">
            <text:p>2.89762</text:p>
          </table:table-cell>
        </table:table-row>
        <table:table-row table:style-name="ro1">
          <table:table-cell office:value-type="float" office:value="1120.01024002582">
            <text:p>1120.0102400258</text:p>
          </table:table-cell>
          <table:table-cell office:value-type="float" office:value="2.62788">
            <text:p>2.62788</text:p>
          </table:table-cell>
        </table:table-row>
        <table:table-row table:style-name="ro1">
          <table:table-cell office:value-type="float" office:value="1140.01052802582">
            <text:p>1140.0105280258</text:p>
          </table:table-cell>
          <table:table-cell office:value-type="float" office:value="2.38762">
            <text:p>2.38762</text:p>
          </table:table-cell>
        </table:table-row>
        <table:table-row table:style-name="ro1">
          <table:table-cell office:value-type="float" office:value="1160.01088002582">
            <text:p>1160.0108800258</text:p>
          </table:table-cell>
          <table:table-cell office:value-type="float" office:value="2.19047">
            <text:p>2.19047</text:p>
          </table:table-cell>
        </table:table-row>
        <table:table-row table:style-name="ro1">
          <table:table-cell office:value-type="float" office:value="1180.00860802582">
            <text:p>1180.0086080258</text:p>
          </table:table-cell>
          <table:table-cell office:value-type="float" office:value="2.04575">
            <text:p>2.04575</text:p>
          </table:table-cell>
        </table:table-row>
        <table:table-row table:style-name="ro1">
          <table:table-cell office:value-type="float" office:value="1200.00896002582">
            <text:p>1200.0089600258</text:p>
          </table:table-cell>
          <table:table-cell office:value-type="float" office:value="1.96765">
            <text:p>1.96765</text:p>
          </table:table-cell>
        </table:table-row>
        <table:table-row table:style-name="ro1">
          <table:table-cell office:value-type="float" office:value="1220.01080002582">
            <text:p>1220.0108000258</text:p>
          </table:table-cell>
          <table:table-cell office:value-type="float" office:value="1.83795">
            <text:p>1.83795</text:p>
          </table:table-cell>
        </table:table-row>
        <table:table-row table:style-name="ro1">
          <table:table-cell office:value-type="float" office:value="1240.01336002582">
            <text:p>1240.0133600258</text:p>
          </table:table-cell>
          <table:table-cell office:value-type="float" office:value="1.83781">
            <text:p>1.83781</text:p>
          </table:table-cell>
        </table:table-row>
        <table:table-row table:style-name="ro1">
          <table:table-cell office:value-type="float" office:value="1260.01276802582">
            <text:p>1260.0127680258</text:p>
          </table:table-cell>
          <table:table-cell office:value-type="float" office:value="1.83836">
            <text:p>1.83836</text:p>
          </table:table-cell>
        </table:table-row>
        <table:table-row table:style-name="ro1">
          <table:table-cell office:value-type="float" office:value="1280.00992002582">
            <text:p>1280.0099200258</text:p>
          </table:table-cell>
          <table:table-cell office:value-type="float" office:value="1.83896">
            <text:p>1.83896</text:p>
          </table:table-cell>
        </table:table-row>
        <table:table-row table:style-name="ro1">
          <table:table-cell office:value-type="float" office:value="1300.01088002582">
            <text:p>1300.0108800258</text:p>
          </table:table-cell>
          <table:table-cell office:value-type="float" office:value="1.83924">
            <text:p>1.83924</text:p>
          </table:table-cell>
        </table:table-row>
        <table:table-row table:style-name="ro1">
          <table:table-cell office:value-type="float" office:value="1320.01304002582">
            <text:p>1320.0130400258</text:p>
          </table:table-cell>
          <table:table-cell office:value-type="float" office:value="1.83892">
            <text:p>1.83892</text:p>
          </table:table-cell>
        </table:table-row>
        <table:table-row table:style-name="ro1">
          <table:table-cell office:value-type="float" office:value="1340.00896002582">
            <text:p>1340.0089600258</text:p>
          </table:table-cell>
          <table:table-cell office:value-type="float" office:value="1.83908">
            <text:p>1.83908</text:p>
          </table:table-cell>
        </table:table-row>
        <table:table-row table:style-name="ro1">
          <table:table-cell office:value-type="float" office:value="1360.01216002582">
            <text:p>1360.0121600258</text:p>
          </table:table-cell>
          <table:table-cell office:value-type="float" office:value="1.83879">
            <text:p>1.83879</text:p>
          </table:table-cell>
        </table:table-row>
        <table:table-row table:style-name="ro1">
          <table:table-cell office:value-type="float" office:value="1380.01112002582">
            <text:p>1380.0111200258</text:p>
          </table:table-cell>
          <table:table-cell office:value-type="float" office:value="1.83876">
            <text:p>1.83876</text:p>
          </table:table-cell>
        </table:table-row>
        <table:table-row table:style-name="ro1">
          <table:table-cell office:value-type="float" office:value="1400.01088002582">
            <text:p>1400.0108800258</text:p>
          </table:table-cell>
          <table:table-cell office:value-type="float" office:value="1.83823">
            <text:p>1.83823</text:p>
          </table:table-cell>
        </table:table-row>
        <table:table-row table:style-name="ro1">
          <table:table-cell office:value-type="float" office:value="1420.01120002582">
            <text:p>1420.0112000258</text:p>
          </table:table-cell>
          <table:table-cell office:value-type="float" office:value="1.83735">
            <text:p>1.83735</text:p>
          </table:table-cell>
        </table:table-row>
        <table:table-row table:style-name="ro1">
          <table:table-cell office:value-type="float" office:value="1440.01404802582">
            <text:p>1440.0140480258</text:p>
          </table:table-cell>
          <table:table-cell office:value-type="float" office:value="1.83677">
            <text:p>1.83677</text:p>
          </table:table-cell>
        </table:table-row>
        <table:table-row table:style-name="ro1">
          <table:table-cell office:value-type="float" office:value="1460.01336002582">
            <text:p>1460.0133600258</text:p>
          </table:table-cell>
          <table:table-cell office:value-type="float" office:value="1.83699">
            <text:p>1.83699</text:p>
          </table:table-cell>
        </table:table-row>
        <table:table-row table:style-name="ro1">
          <table:table-cell office:value-type="float" office:value="1480.00924802582">
            <text:p>1480.0092480258</text:p>
          </table:table-cell>
          <table:table-cell office:value-type="float" office:value="1.83582">
            <text:p>1.83582</text:p>
          </table:table-cell>
        </table:table-row>
        <table:table-row table:style-name="ro1">
          <table:table-cell office:value-type="float" office:value="1500.01272002582">
            <text:p>1500.0127200258</text:p>
          </table:table-cell>
          <table:table-cell office:value-type="float" office:value="1.83597">
            <text:p>1.83597</text:p>
          </table:table-cell>
        </table:table-row>
        <table:table-row table:style-name="ro1">
          <table:table-cell office:value-type="float" office:value="1520.01176002582">
            <text:p>1520.0117600258</text:p>
          </table:table-cell>
          <table:table-cell office:value-type="float" office:value="1.83615">
            <text:p>1.83615</text:p>
          </table:table-cell>
        </table:table-row>
        <table:table-row table:style-name="ro1">
          <table:table-cell office:value-type="float" office:value="1540.01144002582">
            <text:p>1540.0114400258</text:p>
          </table:table-cell>
          <table:table-cell office:value-type="float" office:value="1.83642">
            <text:p>1.83642</text:p>
          </table:table-cell>
        </table:table-row>
        <table:table-row table:style-name="ro1">
          <table:table-cell office:value-type="float" office:value="1560.00928002582">
            <text:p>1560.0092800258</text:p>
          </table:table-cell>
          <table:table-cell office:value-type="float" office:value="1.83644">
            <text:p>1.83644</text:p>
          </table:table-cell>
        </table:table-row>
        <table:table-row table:style-name="ro1">
          <table:table-cell office:value-type="float" office:value="1580.01304002582">
            <text:p>1580.0130400258</text:p>
          </table:table-cell>
          <table:table-cell office:value-type="float" office:value="1.8363">
            <text:p>1.8363</text:p>
          </table:table-cell>
        </table:table-row>
        <table:table-row table:style-name="ro1">
          <table:table-cell office:value-type="float" office:value="1600.01531202582">
            <text:p>1600.0153120258</text:p>
          </table:table-cell>
          <table:table-cell office:value-type="float" office:value="1.83704">
            <text:p>1.83704</text:p>
          </table:table-cell>
        </table:table-row>
        <table:table-row table:style-name="ro1">
          <table:table-cell office:value-type="float" office:value="1620.01907202582">
            <text:p>1620.0190720258</text:p>
          </table:table-cell>
          <table:table-cell office:value-type="float" office:value="1.8363">
            <text:p>1.8363</text:p>
          </table:table-cell>
        </table:table-row>
        <table:table-row table:style-name="ro1">
          <table:table-cell office:value-type="float" office:value="1640.01404802582">
            <text:p>1640.0140480258</text:p>
          </table:table-cell>
          <table:table-cell office:value-type="float" office:value="1.83633">
            <text:p>1.83633</text:p>
          </table:table-cell>
        </table:table-row>
        <table:table-row table:style-name="ro1">
          <table:table-cell office:value-type="float" office:value="1660.01272002582">
            <text:p>1660.0127200258</text:p>
          </table:table-cell>
          <table:table-cell office:value-type="float" office:value="1.83528">
            <text:p>1.83528</text:p>
          </table:table-cell>
        </table:table-row>
        <table:table-row table:style-name="ro1">
          <table:table-cell office:value-type="float" office:value="1680.01152002582">
            <text:p>1680.0115200258</text:p>
          </table:table-cell>
          <table:table-cell office:value-type="float" office:value="1.83542">
            <text:p>1.83542</text:p>
          </table:table-cell>
        </table:table-row>
        <table:table-row table:style-name="ro1">
          <table:table-cell office:value-type="float" office:value="1700.01016002582">
            <text:p>1700.0101600258</text:p>
          </table:table-cell>
          <table:table-cell office:value-type="float" office:value="1.83528">
            <text:p>1.83528</text:p>
          </table:table-cell>
        </table:table-row>
        <table:table-row table:style-name="ro1">
          <table:table-cell office:value-type="float" office:value="1720.01184002582">
            <text:p>1720.0118400258</text:p>
          </table:table-cell>
          <table:table-cell office:value-type="float" office:value="1.83506">
            <text:p>1.83506</text:p>
          </table:table-cell>
        </table:table-row>
        <table:table-row table:style-name="ro1">
          <table:table-cell office:value-type="float" office:value="1740.01144002582">
            <text:p>1740.0114400258</text:p>
          </table:table-cell>
          <table:table-cell office:value-type="float" office:value="1.83477">
            <text:p>1.83477</text:p>
          </table:table-cell>
        </table:table-row>
        <table:table-row table:style-name="ro1">
          <table:table-cell office:value-type="float" office:value="1760.01152002582">
            <text:p>1760.0115200258</text:p>
          </table:table-cell>
          <table:table-cell office:value-type="float" office:value="1.83465">
            <text:p>1.83465</text:p>
          </table:table-cell>
        </table:table-row>
        <table:table-row table:style-name="ro1">
          <table:table-cell office:value-type="float" office:value="1780.01555202582">
            <text:p>1780.0155520258</text:p>
          </table:table-cell>
          <table:table-cell office:value-type="float" office:value="1.83489">
            <text:p>1.83489</text:p>
          </table:table-cell>
        </table:table-row>
        <table:table-row table:style-name="ro1">
          <table:table-cell office:value-type="float" office:value="1800.01176002582">
            <text:p>1800.0117600258</text:p>
          </table:table-cell>
          <table:table-cell office:value-type="float" office:value="1.83453">
            <text:p>1.83453</text:p>
          </table:table-cell>
        </table:table-row>
        <table:table-row table:style-name="ro1">
          <table:table-cell office:value-type="float" office:value="1820.01660802582">
            <text:p>1820.0166080258</text:p>
          </table:table-cell>
          <table:table-cell office:value-type="float" office:value="1.83477">
            <text:p>1.83477</text:p>
          </table:table-cell>
        </table:table-row>
        <table:table-row table:style-name="ro1">
          <table:table-cell office:value-type="float" office:value="1840.04998411774">
            <text:p>1840.0499841177</text:p>
          </table:table-cell>
          <table:table-cell office:value-type="float" office:value="1.83482">
            <text:p>1.83482</text:p>
          </table:table-cell>
        </table:table-row>
        <table:table-row table:style-name="ro1">
          <table:table-cell office:value-type="float" office:value="1860.00860802582">
            <text:p>1860.0086080258</text:p>
          </table:table-cell>
          <table:table-cell office:value-type="float" office:value="1.83538">
            <text:p>1.83538</text:p>
          </table:table-cell>
        </table:table-row>
        <table:table-row table:style-name="ro1">
          <table:table-cell office:value-type="float" office:value="1880.01148802582">
            <text:p>1880.0114880258</text:p>
          </table:table-cell>
          <table:table-cell office:value-type="float" office:value="1.83534">
            <text:p>1.83534</text:p>
          </table:table-cell>
        </table:table-row>
        <table:table-row table:style-name="ro1">
          <table:table-cell office:value-type="float" office:value="1900.00860802582">
            <text:p>1900.0086080258</text:p>
          </table:table-cell>
          <table:table-cell office:value-type="float" office:value="1.83535">
            <text:p>1.83535</text:p>
          </table:table-cell>
        </table:table-row>
        <table:table-row table:style-name="ro1">
          <table:table-cell office:value-type="float" office:value="1920.00928002582">
            <text:p>1920.0092800258</text:p>
          </table:table-cell>
          <table:table-cell office:value-type="float" office:value="1.83553">
            <text:p>1.83553</text:p>
          </table:table-cell>
        </table:table-row>
        <table:table-row table:style-name="ro1">
          <table:table-cell office:value-type="float" office:value="1940.01208002183">
            <text:p>1940.0120800218</text:p>
          </table:table-cell>
          <table:table-cell office:value-type="float" office:value="4.15354">
            <text:p>4.15354</text:p>
          </table:table-cell>
        </table:table-row>
        <table:table-row table:style-name="ro1">
          <table:table-cell office:value-type="float" office:value="1960.01112002184">
            <text:p>1960.0111200218</text:p>
          </table:table-cell>
          <table:table-cell office:value-type="float" office:value="4.15332">
            <text:p>4.15332</text:p>
          </table:table-cell>
        </table:table-row>
        <table:table-row table:style-name="ro1">
          <table:table-cell office:value-type="float" office:value="1980.00700802184">
            <text:p>1980.0070080218</text:p>
          </table:table-cell>
          <table:table-cell office:value-type="float" office:value="4.15399">
            <text:p>4.15399</text:p>
          </table:table-cell>
        </table:table-row>
        <table:table-row table:style-name="ro1">
          <table:table-cell office:value-type="float" office:value="2000.01024002981">
            <text:p>2000.0102400298</text:p>
          </table:table-cell>
          <table:table-cell office:value-type="float" office:value="5.54436">
            <text:p>5.54436</text:p>
          </table:table-cell>
        </table:table-row>
        <table:table-row table:style-name="ro1">
          <table:table-cell office:value-type="float" office:value="2020.04347210311">
            <text:p>2020.0434721031</text:p>
          </table:table-cell>
          <table:table-cell office:value-type="float" office:value="8.56278">
            <text:p>8.56278</text:p>
          </table:table-cell>
        </table:table-row>
        <table:table-row table:style-name="ro1">
          <table:table-cell office:value-type="float" office:value="2060.0416641381">
            <text:p>2060.0416641381</text:p>
          </table:table-cell>
          <table:table-cell office:value-type="float" office:value="7.59855">
            <text:p>7.59855</text:p>
          </table:table-cell>
        </table:table-row>
        <table:table-row table:style-name="ro1">
          <table:table-cell office:value-type="float" office:value="2080.03379210634">
            <text:p>2080.0337921063</text:p>
          </table:table-cell>
          <table:table-cell office:value-type="float" office:value="6.63699">
            <text:p>6.63699</text:p>
          </table:table-cell>
        </table:table-row>
        <table:table-row table:style-name="ro1">
          <table:table-cell office:value-type="float" office:value="2100.01497603782">
            <text:p>2100.0149760378</text:p>
          </table:table-cell>
          <table:table-cell office:value-type="float" office:value="5.67544">
            <text:p>5.67544</text:p>
          </table:table-cell>
        </table:table-row>
        <table:table-row table:style-name="ro1">
          <table:table-cell office:value-type="float" office:value="2120.02004803782">
            <text:p>2120.0200480378</text:p>
          </table:table-cell>
          <table:table-cell office:value-type="float" office:value="4.71081">
            <text:p>4.71081</text:p>
          </table:table-cell>
        </table:table-row>
        <table:table-row table:style-name="ro1">
          <table:table-cell office:value-type="float" office:value="2140.01617603782">
            <text:p>2140.0161760378</text:p>
          </table:table-cell>
          <table:table-cell office:value-type="float" office:value="3.74911">
            <text:p>3.74911</text:p>
          </table:table-cell>
        </table:table-row>
        <table:table-row table:style-name="ro1">
          <table:table-cell office:value-type="float" office:value="2160.01585603782">
            <text:p>2160.0158560378</text:p>
          </table:table-cell>
          <table:table-cell office:value-type="float" office:value="2.78693">
            <text:p>2.78693</text:p>
          </table:table-cell>
        </table:table-row>
        <table:table-row table:style-name="ro1">
          <table:table-cell office:value-type="float" office:value="2180.01553603782">
            <text:p>2180.0155360378</text:p>
          </table:table-cell>
          <table:table-cell office:value-type="float" office:value="1.82789">
            <text:p>1.82789</text:p>
          </table:table-cell>
        </table:table-row>
        <table:table-row table:style-name="ro1">
          <table:table-cell office:value-type="float" office:value="2200.01521603782">
            <text:p>2200.0152160378</text:p>
          </table:table-cell>
          <table:table-cell office:value-type="float" office:value="0.868726">
            <text:p>0.868726</text:p>
          </table:table-cell>
        </table:table-row>
        <table:table-row table:style-name="ro1">
          <table:table-cell office:value-type="float" office:value="2220.01590403782">
            <text:p>2220.0159040378</text:p>
          </table:table-cell>
          <table:table-cell office:value-type="float" office:value="0.102201">
            <text:p>0.102201</text:p>
          </table:table-cell>
        </table:table-row>
        <table:table-row table:style-name="ro1">
          <table:table-cell office:value-type="float" office:value="2240.01881603782">
            <text:p>2240.0188160378</text:p>
          </table:table-cell>
          <table:table-cell office:value-type="float" office:value="0.4065">
            <text:p>0.4065</text:p>
          </table:table-cell>
        </table:table-row>
        <table:table-row table:style-name="ro1">
          <table:table-cell office:value-type="float" office:value="2260.01593603782">
            <text:p>2260.0159360378</text:p>
          </table:table-cell>
          <table:table-cell office:value-type="float" office:value="0.389884">
            <text:p>0.389884</text:p>
          </table:table-cell>
        </table:table-row>
        <table:table-row table:style-name="ro1">
          <table:table-cell office:value-type="float" office:value="2280.01745603782">
            <text:p>2280.0174560378</text:p>
          </table:table-cell>
          <table:table-cell office:value-type="float" office:value="0.363496">
            <text:p>0.363496</text:p>
          </table:table-cell>
        </table:table-row>
        <table:table-row table:style-name="ro1">
          <table:table-cell office:value-type="float" office:value="2300.02486403782">
            <text:p>2300.0248640378</text:p>
          </table:table-cell>
          <table:table-cell office:value-type="float" office:value="0.362891">
            <text:p>0.362891</text:p>
          </table:table-cell>
        </table:table-row>
        <table:table-row table:style-name="ro1">
          <table:table-cell office:value-type="float" office:value="2320.01841603782">
            <text:p>2320.0184160378</text:p>
          </table:table-cell>
          <table:table-cell office:value-type="float" office:value="0.341938">
            <text:p>0.341938</text:p>
          </table:table-cell>
        </table:table-row>
        <table:table-row table:style-name="ro1">
          <table:table-cell office:value-type="float" office:value="2340.01529603782">
            <text:p>2340.0152960378</text:p>
          </table:table-cell>
          <table:table-cell office:value-type="float" office:value="0.327551">
            <text:p>0.327551</text:p>
          </table:table-cell>
        </table:table-row>
        <table:table-row table:style-name="ro1">
          <table:table-cell office:value-type="float" office:value="2360.01457603782">
            <text:p>2360.0145760378</text:p>
          </table:table-cell>
          <table:table-cell office:value-type="float" office:value="0.327746">
            <text:p>0.327746</text:p>
          </table:table-cell>
        </table:table-row>
        <table:table-row table:style-name="ro1">
          <table:table-cell office:value-type="float" office:value="2380.01561603782">
            <text:p>2380.0156160378</text:p>
          </table:table-cell>
          <table:table-cell office:value-type="float" office:value="0.18545">
            <text:p>0.18545</text:p>
          </table:table-cell>
        </table:table-row>
        <table:table-row table:style-name="ro1">
          <table:table-cell office:value-type="float" office:value="2400.01465603782">
            <text:p>2400.0146560378</text:p>
          </table:table-cell>
          <table:table-cell office:value-type="float" office:value="0.184601">
            <text:p>0.184601</text:p>
          </table:table-cell>
        </table:table-row>
        <table:table-row table:style-name="ro1">
          <table:table-cell office:value-type="float" office:value="2420.01649603782">
            <text:p>2420.0164960378</text:p>
          </table:table-cell>
          <table:table-cell office:value-type="float" office:value="0.181124">
            <text:p>0.181124</text:p>
          </table:table-cell>
        </table:table-row>
        <table:table-row table:style-name="ro1">
          <table:table-cell office:value-type="float" office:value="2440.01745603782">
            <text:p>2440.0174560378</text:p>
          </table:table-cell>
          <table:table-cell office:value-type="float" office:value="0.1825">
            <text:p>0.1825</text:p>
          </table:table-cell>
        </table:table-row>
        <table:table-row table:style-name="ro1">
          <table:table-cell office:value-type="float" office:value="2460.01625603782">
            <text:p>2460.0162560378</text:p>
          </table:table-cell>
          <table:table-cell office:value-type="float" office:value="0.202146">
            <text:p>0.202146</text:p>
          </table:table-cell>
        </table:table-row>
        <table:table-row table:style-name="ro1">
          <table:table-cell office:value-type="float" office:value="2480.01401603782">
            <text:p>2480.0140160378</text:p>
          </table:table-cell>
          <table:table-cell office:value-type="float" office:value="0.232121">
            <text:p>0.232121</text:p>
          </table:table-cell>
        </table:table-row>
        <table:table-row table:style-name="ro1">
          <table:table-cell office:value-type="float" office:value="2500.01489603782">
            <text:p>2500.0148960378</text:p>
          </table:table-cell>
          <table:table-cell office:value-type="float" office:value="0.233206">
            <text:p>0.233206</text:p>
          </table:table-cell>
        </table:table-row>
        <table:table-row table:style-name="ro1">
          <table:table-cell office:value-type="float" office:value="2520.01497603782">
            <text:p>2520.0149760378</text:p>
          </table:table-cell>
          <table:table-cell office:value-type="float" office:value="0.256843">
            <text:p>0.256843</text:p>
          </table:table-cell>
        </table:table-row>
        <table:table-row table:style-name="ro1">
          <table:table-cell office:value-type="float" office:value="2540.01625603782">
            <text:p>2540.0162560378</text:p>
          </table:table-cell>
          <table:table-cell office:value-type="float" office:value="0.276297">
            <text:p>0.276297</text:p>
          </table:table-cell>
        </table:table-row>
        <table:table-row table:style-name="ro1">
          <table:table-cell office:value-type="float" office:value="2560.01369603782">
            <text:p>2560.0136960378</text:p>
          </table:table-cell>
          <table:table-cell office:value-type="float" office:value="0.255455">
            <text:p>0.255455</text:p>
          </table:table-cell>
        </table:table-row>
        <table:table-row table:style-name="ro1">
          <table:table-cell office:value-type="float" office:value="2580.01617603782">
            <text:p>2580.0161760378</text:p>
          </table:table-cell>
          <table:table-cell office:value-type="float" office:value="0.409067">
            <text:p>0.409067</text:p>
          </table:table-cell>
        </table:table-row>
        <table:table-row table:style-name="ro1">
          <table:table-cell office:value-type="float" office:value="2600.01942403782">
            <text:p>2600.0194240378</text:p>
          </table:table-cell>
          <table:table-cell office:value-type="float" office:value="0.408933">
            <text:p>0.408933</text:p>
          </table:table-cell>
        </table:table-row>
        <table:table-row table:style-name="ro1">
          <table:table-cell office:value-type="float" office:value="2620.01561603782">
            <text:p>2620.0156160378</text:p>
          </table:table-cell>
          <table:table-cell office:value-type="float" office:value="0.381242">
            <text:p>0.381242</text:p>
          </table:table-cell>
        </table:table-row>
        <table:table-row table:style-name="ro1">
          <table:table-cell office:value-type="float" office:value="2640.01462403782">
            <text:p>2640.0146240378</text:p>
          </table:table-cell>
          <table:table-cell office:value-type="float" office:value="0.357742">
            <text:p>0.357742</text:p>
          </table:table-cell>
        </table:table-row>
        <table:table-row table:style-name="ro1">
          <table:table-cell office:value-type="float" office:value="2660.01526403782">
            <text:p>2660.0152640378</text:p>
          </table:table-cell>
          <table:table-cell office:value-type="float" office:value="0.357816">
            <text:p>0.357816</text:p>
          </table:table-cell>
        </table:table-row>
        <table:table-row table:style-name="ro1">
          <table:table-cell office:value-type="float" office:value="2680.01465603782">
            <text:p>2680.0146560378</text:p>
          </table:table-cell>
          <table:table-cell office:value-type="float" office:value="0.337575">
            <text:p>0.337575</text:p>
          </table:table-cell>
        </table:table-row>
        <table:table-row table:style-name="ro1">
          <table:table-cell office:value-type="float" office:value="2700.01398403782">
            <text:p>2700.0139840378</text:p>
          </table:table-cell>
          <table:table-cell office:value-type="float" office:value="0.166545">
            <text:p>0.166545</text:p>
          </table:table-cell>
        </table:table-row>
        <table:table-row table:style-name="ro1">
          <table:table-cell office:value-type="float" office:value="2720.01996803782">
            <text:p>2720.0199680378</text:p>
          </table:table-cell>
          <table:table-cell office:value-type="float" office:value="0.13911">
            <text:p>0.13911</text:p>
          </table:table-cell>
        </table:table-row>
        <table:table-row table:style-name="ro1">
          <table:table-cell office:value-type="float" office:value="2740.01713603782">
            <text:p>2740.0171360378</text:p>
          </table:table-cell>
          <table:table-cell office:value-type="float" office:value="0.14347">
            <text:p>0.14347</text:p>
          </table:table-cell>
        </table:table-row>
        <table:table-row table:style-name="ro1">
          <table:table-cell office:value-type="float" office:value="2760.01369603782">
            <text:p>2760.0136960378</text:p>
          </table:table-cell>
          <table:table-cell office:value-type="float" office:value="0.162769">
            <text:p>0.162769</text:p>
          </table:table-cell>
        </table:table-row>
        <table:table-row table:style-name="ro1">
          <table:table-cell office:value-type="float" office:value="2780.02036803782">
            <text:p>2780.0203680378</text:p>
          </table:table-cell>
          <table:table-cell office:value-type="float" office:value="0.164989">
            <text:p>0.164989</text:p>
          </table:table-cell>
        </table:table-row>
        <table:table-row table:style-name="ro1">
          <table:table-cell office:value-type="float" office:value="2800.02132803782">
            <text:p>2800.0213280378</text:p>
          </table:table-cell>
          <table:table-cell office:value-type="float" office:value="0.165994">
            <text:p>0.165994</text:p>
          </table:table-cell>
        </table:table-row>
        <table:table-row table:style-name="ro1">
          <table:table-cell office:value-type="float" office:value="2820.01676803782">
            <text:p>2820.0167680378</text:p>
          </table:table-cell>
          <table:table-cell office:value-type="float" office:value="0.197837">
            <text:p>0.197837</text:p>
          </table:table-cell>
        </table:table-row>
        <table:table-row table:style-name="ro1">
          <table:table-cell office:value-type="float" office:value="2840.01553603782">
            <text:p>2840.0155360378</text:p>
          </table:table-cell>
          <table:table-cell office:value-type="float" office:value="0.194181">
            <text:p>0.194181</text:p>
          </table:table-cell>
        </table:table-row>
        <table:table-row table:style-name="ro1">
          <table:table-cell office:value-type="float" office:value="2860.01622403782">
            <text:p>2860.0162240378</text:p>
          </table:table-cell>
          <table:table-cell office:value-type="float" office:value="0.1975">
            <text:p>0.1975</text:p>
          </table:table-cell>
        </table:table-row>
        <table:table-row table:style-name="ro1">
          <table:table-cell office:value-type="float" office:value="2880.01745603782">
            <text:p>2880.0174560378</text:p>
          </table:table-cell>
          <table:table-cell office:value-type="float" office:value="0.196084">
            <text:p>0.196084</text:p>
          </table:table-cell>
        </table:table-row>
        <table:table-row table:style-name="ro1">
          <table:table-cell office:value-type="float" office:value="2900.01206403782">
            <text:p>2900.0120640378</text:p>
          </table:table-cell>
          <table:table-cell office:value-type="float" office:value="0.175247">
            <text:p>0.175247</text:p>
          </table:table-cell>
        </table:table-row>
        <table:table-row table:style-name="ro1">
          <table:table-cell office:value-type="float" office:value="2920.01625603782">
            <text:p>2920.0162560378</text:p>
          </table:table-cell>
          <table:table-cell office:value-type="float" office:value="0.202909">
            <text:p>0.202909</text:p>
          </table:table-cell>
        </table:table-row>
        <table:table-row table:style-name="ro1">
          <table:table-cell office:value-type="float" office:value="2940.01689603782">
            <text:p>2940.0168960378</text:p>
          </table:table-cell>
          <table:table-cell office:value-type="float" office:value="0.202709">
            <text:p>0.202709</text:p>
          </table:table-cell>
        </table:table-row>
        <table:table-row table:style-name="ro1">
          <table:table-cell office:value-type="float" office:value="2960.01809603782">
            <text:p>2960.0180960378</text:p>
          </table:table-cell>
          <table:table-cell office:value-type="float" office:value="0.202466">
            <text:p>0.202466</text:p>
          </table:table-cell>
        </table:table-row>
        <table:table-row table:style-name="ro1">
          <table:table-cell office:value-type="float" office:value="2980.01750403782">
            <text:p>2980.0175040378</text:p>
          </table:table-cell>
          <table:table-cell office:value-type="float" office:value="0.200219">
            <text:p>0.200219</text:p>
          </table:table-cell>
        </table:table-row>
        <table:table-row table:style-name="ro1">
          <table:table-cell office:value-type="float" office:value="3000.01745603782">
            <text:p>3000.0174560378</text:p>
          </table:table-cell>
          <table:table-cell office:value-type="float" office:value="0.176519">
            <text:p>0.176519</text:p>
          </table:table-cell>
        </table:table-row>
        <table:table-row table:style-name="ro1">
          <table:table-cell office:value-type="float" office:value="3020.01649603782">
            <text:p>3020.0164960378</text:p>
          </table:table-cell>
          <table:table-cell office:value-type="float" office:value="0.172773">
            <text:p>0.172773</text:p>
          </table:table-cell>
        </table:table-row>
        <table:table-row table:style-name="ro1">
          <table:table-cell office:value-type="float" office:value="3040.02068803782">
            <text:p>3040.0206880378</text:p>
          </table:table-cell>
          <table:table-cell office:value-type="float" office:value="0.179701">
            <text:p>0.179701</text:p>
          </table:table-cell>
        </table:table-row>
        <table:table-row table:style-name="ro1">
          <table:table-cell office:value-type="float" office:value="3060.02385603782">
            <text:p>3060.0238560378</text:p>
          </table:table-cell>
          <table:table-cell office:value-type="float" office:value="0.355088">
            <text:p>0.355088</text:p>
          </table:table-cell>
        </table:table-row>
        <table:table-row table:style-name="ro1">
          <table:table-cell office:value-type="float" office:value="3080.01625603782">
            <text:p>3080.0162560378</text:p>
          </table:table-cell>
          <table:table-cell office:value-type="float" office:value="0.371122">
            <text:p>0.371122</text:p>
          </table:table-cell>
        </table:table-row>
        <table:table-row table:style-name="ro1">
          <table:table-cell office:value-type="float" office:value="3100.01753603782">
            <text:p>3100.0175360378</text:p>
          </table:table-cell>
          <table:table-cell office:value-type="float" office:value="0.366425">
            <text:p>0.366425</text:p>
          </table:table-cell>
        </table:table-row>
        <table:table-row table:style-name="ro1">
          <table:table-cell office:value-type="float" office:value="3120.01745603782">
            <text:p>3120.0174560378</text:p>
          </table:table-cell>
          <table:table-cell office:value-type="float" office:value="0.200671">
            <text:p>0.200671</text:p>
          </table:table-cell>
        </table:table-row>
        <table:table-row table:style-name="ro1">
          <table:table-cell office:value-type="float" office:value="3140.01718403782">
            <text:p>3140.0171840378</text:p>
          </table:table-cell>
          <table:table-cell office:value-type="float" office:value="0.176011">
            <text:p>0.176011</text:p>
          </table:table-cell>
        </table:table-row>
        <table:table-row table:style-name="ro1">
          <table:table-cell office:value-type="float" office:value="3160.01745603782">
            <text:p>3160.0174560378</text:p>
          </table:table-cell>
          <table:table-cell office:value-type="float" office:value="0.176209">
            <text:p>0.176209</text:p>
          </table:table-cell>
        </table:table-row>
        <table:table-row table:style-name="ro1">
          <table:table-cell office:value-type="float" office:value="3180.01649603782">
            <text:p>3180.0164960378</text:p>
          </table:table-cell>
          <table:table-cell office:value-type="float" office:value="0.151847">
            <text:p>0.151847</text:p>
          </table:table-cell>
        </table:table-row>
        <table:table-row table:style-name="ro1">
          <table:table-cell office:value-type="float" office:value="3200.01809603782">
            <text:p>3200.0180960378</text:p>
          </table:table-cell>
          <table:table-cell office:value-type="float" office:value="0.145945">
            <text:p>0.145945</text:p>
          </table:table-cell>
        </table:table-row>
        <table:table-row table:style-name="ro1">
          <table:table-cell office:value-type="float" office:value="3220.01905603782">
            <text:p>3220.0190560378</text:p>
          </table:table-cell>
          <table:table-cell office:value-type="float" office:value="0.146296">
            <text:p>0.146296</text:p>
          </table:table-cell>
        </table:table-row>
        <table:table-row table:style-name="ro1">
          <table:table-cell office:value-type="float" office:value="3240.01622403782">
            <text:p>3240.0162240378</text:p>
          </table:table-cell>
          <table:table-cell office:value-type="float" office:value="0.170532">
            <text:p>0.170532</text:p>
          </table:table-cell>
        </table:table-row>
        <table:table-row table:style-name="ro1">
          <table:table-cell office:value-type="float" office:value="3260.01209603782">
            <text:p>3260.0120960378</text:p>
          </table:table-cell>
          <table:table-cell office:value-type="float" office:value="0.170472">
            <text:p>0.170472</text:p>
          </table:table-cell>
        </table:table-row>
        <table:table-row table:style-name="ro1">
          <table:table-cell office:value-type="float" office:value="3280.01649603782">
            <text:p>3280.0164960378</text:p>
          </table:table-cell>
          <table:table-cell office:value-type="float" office:value="0.147459">
            <text:p>0.147459</text:p>
          </table:table-cell>
        </table:table-row>
        <table:table-row table:style-name="ro1">
          <table:table-cell office:value-type="float" office:value="3300.01841603782">
            <text:p>3300.0184160378</text:p>
          </table:table-cell>
          <table:table-cell office:value-type="float" office:value="0.171862">
            <text:p>0.171862</text:p>
          </table:table-cell>
        </table:table-row>
        <table:table-row table:style-name="ro1">
          <table:table-cell office:value-type="float" office:value="3320.01812803782">
            <text:p>3320.0181280378</text:p>
          </table:table-cell>
          <table:table-cell office:value-type="float" office:value="0.343979">
            <text:p>0.343979</text:p>
          </table:table-cell>
        </table:table-row>
        <table:table-row table:style-name="ro1">
          <table:table-cell office:value-type="float" office:value="3340.01497603782">
            <text:p>3340.0149760378</text:p>
          </table:table-cell>
          <table:table-cell office:value-type="float" office:value="0.35965">
            <text:p>0.35965</text:p>
          </table:table-cell>
        </table:table-row>
        <table:table-row table:style-name="ro1">
          <table:table-cell office:value-type="float" office:value="3360.01590403782">
            <text:p>3360.0159040378</text:p>
          </table:table-cell>
          <table:table-cell office:value-type="float" office:value="0.338183">
            <text:p>0.338183</text:p>
          </table:table-cell>
        </table:table-row>
        <table:table-row table:style-name="ro1">
          <table:table-cell office:value-type="float" office:value="3380.01302403782">
            <text:p>3380.0130240378</text:p>
          </table:table-cell>
          <table:table-cell office:value-type="float" office:value="0.336491">
            <text:p>0.336491</text:p>
          </table:table-cell>
        </table:table-row>
        <table:table-row table:style-name="ro1">
          <table:table-cell office:value-type="float" office:value="3400.01777603782">
            <text:p>3400.0177760378</text:p>
          </table:table-cell>
          <table:table-cell office:value-type="float" office:value="0.359968">
            <text:p>0.359968</text:p>
          </table:table-cell>
        </table:table-row>
        <table:table-row table:style-name="ro1">
          <table:table-cell office:value-type="float" office:value="3420.01905603782">
            <text:p>3420.0190560378</text:p>
          </table:table-cell>
          <table:table-cell office:value-type="float" office:value="0.359868">
            <text:p>0.359868</text:p>
          </table:table-cell>
        </table:table-row>
        <table:table-row table:style-name="ro1">
          <table:table-cell office:value-type="float" office:value="3440.01497603782">
            <text:p>3440.0149760378</text:p>
          </table:table-cell>
          <table:table-cell office:value-type="float" office:value="0.360241">
            <text:p>0.360241</text:p>
          </table:table-cell>
        </table:table-row>
        <table:table-row table:style-name="ro1">
          <table:table-cell office:value-type="float" office:value="3460.02585603782">
            <text:p>3460.0258560378</text:p>
          </table:table-cell>
          <table:table-cell office:value-type="float" office:value="0.343969">
            <text:p>0.343969</text:p>
          </table:table-cell>
        </table:table-row>
        <table:table-row table:style-name="ro1">
          <table:table-cell office:value-type="float" office:value="3480.02361603782">
            <text:p>3480.0236160378</text:p>
          </table:table-cell>
          <table:table-cell office:value-type="float" office:value="0.361697">
            <text:p>0.361697</text:p>
          </table:table-cell>
        </table:table-row>
        <table:table-row table:style-name="ro1">
          <table:table-cell office:value-type="float" office:value="3500.02678403782">
            <text:p>3500.0267840378</text:p>
          </table:table-cell>
          <table:table-cell office:value-type="float" office:value="0.362678">
            <text:p>0.362678</text:p>
          </table:table-cell>
        </table:table-row>
        <table:table-row table:style-name="ro1">
          <table:table-cell office:value-type="float" office:value="3520.01521603782">
            <text:p>3520.0152160378</text:p>
          </table:table-cell>
          <table:table-cell office:value-type="float" office:value="0.363057">
            <text:p>0.363057</text:p>
          </table:table-cell>
        </table:table-row>
        <table:table-row table:style-name="ro1">
          <table:table-cell office:value-type="float" office:value="3540.01553603782">
            <text:p>3540.0155360378</text:p>
          </table:table-cell>
          <table:table-cell office:value-type="float" office:value="0.363608">
            <text:p>0.363608</text:p>
          </table:table-cell>
        </table:table-row>
        <table:table-row table:style-name="ro1">
          <table:table-cell office:value-type="float" office:value="3560.01617603782">
            <text:p>3560.0161760378</text:p>
          </table:table-cell>
          <table:table-cell office:value-type="float" office:value="0.36919">
            <text:p>0.36919</text:p>
          </table:table-cell>
        </table:table-row>
        <table:table-row table:style-name="ro1">
          <table:table-cell office:value-type="float" office:value="3580.01497603782">
            <text:p>3580.0149760378</text:p>
          </table:table-cell>
          <table:table-cell office:value-type="float" office:value="0.359989">
            <text:p>0.359989</text:p>
          </table:table-cell>
        </table:table-row>
        <table:table-row table:style-name="ro1">
          <table:table-cell office:value-type="float" office:value="3600.01972803782">
            <text:p>3600.0197280378</text:p>
          </table:table-cell>
          <table:table-cell office:value-type="float" office:value="0.342747">
            <text:p>0.342747</text:p>
          </table:table-cell>
        </table:table-row>
        <table:table-row table:style-name="ro1">
          <table:table-cell office:value-type="float" office:value="3620.02284803782">
            <text:p>3620.0228480378</text:p>
          </table:table-cell>
          <table:table-cell office:value-type="float" office:value="0.342396">
            <text:p>0.342396</text:p>
          </table:table-cell>
        </table:table-row>
        <table:table-row table:style-name="ro1">
          <table:table-cell office:value-type="float" office:value="3640.01561603782">
            <text:p>3640.0156160378</text:p>
          </table:table-cell>
          <table:table-cell office:value-type="float" office:value="0.321485">
            <text:p>0.321485</text:p>
          </table:table-cell>
        </table:table-row>
        <table:table-row table:style-name="ro1">
          <table:table-cell office:value-type="float" office:value="3660.01526403782">
            <text:p>3660.0152640378</text:p>
          </table:table-cell>
          <table:table-cell office:value-type="float" office:value="0.314244">
            <text:p>0.314244</text:p>
          </table:table-cell>
        </table:table-row>
        <table:table-row table:style-name="ro1">
          <table:table-cell office:value-type="float" office:value="3680.01681603782">
            <text:p>3680.0168160378</text:p>
          </table:table-cell>
          <table:table-cell office:value-type="float" office:value="0.314175">
            <text:p>0.314175</text:p>
          </table:table-cell>
        </table:table-row>
        <table:table-row table:style-name="ro1">
          <table:table-cell office:value-type="float" office:value="3700.01270403782">
            <text:p>3700.0127040378</text:p>
          </table:table-cell>
          <table:table-cell office:value-type="float" office:value="0.313693">
            <text:p>0.313693</text:p>
          </table:table-cell>
        </table:table-row>
        <table:table-row table:style-name="ro1">
          <table:table-cell office:value-type="float" office:value="3720.01529603782">
            <text:p>3720.0152960378</text:p>
          </table:table-cell>
          <table:table-cell office:value-type="float" office:value="0.284834">
            <text:p>0.284834</text:p>
          </table:table-cell>
        </table:table-row>
        <table:table-row table:style-name="ro1">
          <table:table-cell office:value-type="float" office:value="3740.01302403782">
            <text:p>3740.0130240378</text:p>
          </table:table-cell>
          <table:table-cell office:value-type="float" office:value="0.284489">
            <text:p>0.284489</text:p>
          </table:table-cell>
        </table:table-row>
        <table:table-row table:style-name="ro1">
          <table:table-cell office:value-type="float" office:value="3760.01302403782">
            <text:p>3760.0130240378</text:p>
          </table:table-cell>
          <table:table-cell office:value-type="float" office:value="0.277946">
            <text:p>0.277946</text:p>
          </table:table-cell>
        </table:table-row>
        <table:table-row table:style-name="ro1">
          <table:table-cell office:value-type="float" office:value="3780.01708803782">
            <text:p>3780.0170880378</text:p>
          </table:table-cell>
          <table:table-cell office:value-type="float" office:value="0.309767">
            <text:p>0.309767</text:p>
          </table:table-cell>
        </table:table-row>
        <table:table-row table:style-name="ro1">
          <table:table-cell office:value-type="float" office:value="3800.01873603782">
            <text:p>3800.0187360378</text:p>
          </table:table-cell>
          <table:table-cell office:value-type="float" office:value="0.292139">
            <text:p>0.292139</text:p>
          </table:table-cell>
        </table:table-row>
        <table:table-row table:style-name="ro1">
          <table:table-cell office:value-type="float" office:value="3820.01713603782">
            <text:p>3820.0171360378</text:p>
          </table:table-cell>
          <table:table-cell office:value-type="float" office:value="0.292393">
            <text:p>0.292393</text:p>
          </table:table-cell>
        </table:table-row>
        <table:table-row table:style-name="ro1">
          <table:table-cell office:value-type="float" office:value="3840.01937603782">
            <text:p>3840.0193760378</text:p>
          </table:table-cell>
          <table:table-cell office:value-type="float" office:value="0.288181">
            <text:p>0.288181</text:p>
          </table:table-cell>
        </table:table-row>
        <table:table-row table:style-name="ro1">
          <table:table-cell office:value-type="float" office:value="3860.01657603782">
            <text:p>3860.0165760378</text:p>
          </table:table-cell>
          <table:table-cell office:value-type="float" office:value="0.311131">
            <text:p>0.311131</text:p>
          </table:table-cell>
        </table:table-row>
        <table:table-row table:style-name="ro1">
          <table:table-cell office:value-type="float" office:value="3880.01868803782">
            <text:p>3880.0186880378</text:p>
          </table:table-cell>
          <table:table-cell office:value-type="float" office:value="0.294765">
            <text:p>0.294765</text:p>
          </table:table-cell>
        </table:table-row>
        <table:table-row table:style-name="ro1">
          <table:table-cell office:value-type="float" office:value="3900.06868814522">
            <text:p>3900.0686881452</text:p>
          </table:table-cell>
          <table:table-cell office:value-type="float" office:value="0.294524">
            <text:p>0.294524</text:p>
          </table:table-cell>
        </table:table-row>
        <table:table-row table:style-name="ro1">
          <table:table-cell office:value-type="float" office:value="3920.0403681381">
            <text:p>3920.0403681381</text:p>
          </table:table-cell>
          <table:table-cell office:value-type="float" office:value="0.323945">
            <text:p>0.323945</text:p>
          </table:table-cell>
        </table:table-row>
        <table:table-row table:style-name="ro1">
          <table:table-cell office:value-type="float" office:value="3940.03019210634">
            <text:p>3940.0301921063</text:p>
          </table:table-cell>
          <table:table-cell office:value-type="float" office:value="0.324565">
            <text:p>0.324565</text:p>
          </table:table-cell>
        </table:table-row>
        <table:table-row table:style-name="ro1">
          <table:table-cell office:value-type="float" office:value="3960.02076803782">
            <text:p>3960.0207680378</text:p>
          </table:table-cell>
          <table:table-cell office:value-type="float" office:value="0.329126">
            <text:p>0.329126</text:p>
          </table:table-cell>
        </table:table-row>
        <table:table-row table:style-name="ro1">
          <table:table-cell office:value-type="float" office:value="3980.02001603782">
            <text:p>3980.0200160378</text:p>
          </table:table-cell>
          <table:table-cell office:value-type="float" office:value="0.309564">
            <text:p>0.309564</text:p>
          </table:table-cell>
        </table:table-row>
        <table:table-row table:style-name="ro1">
          <table:table-cell office:value-type="float" office:value="4000.01809603782">
            <text:p>4000.0180960378</text:p>
          </table:table-cell>
          <table:table-cell office:value-type="float" office:value="0.318156">
            <text:p>0.318156</text:p>
          </table:table-cell>
        </table:table-row>
        <table:table-row table:style-name="ro1">
          <table:table-cell office:value-type="float" office:value="4020.01585603782">
            <text:p>4020.0158560378</text:p>
          </table:table-cell>
          <table:table-cell office:value-type="float" office:value="0.31866">
            <text:p>0.31866</text:p>
          </table:table-cell>
        </table:table-row>
        <table:table-row table:style-name="ro1">
          <table:table-cell office:value-type="float" office:value="4040.01553603782">
            <text:p>4040.0155360378</text:p>
          </table:table-cell>
          <table:table-cell office:value-type="float" office:value="0.325043">
            <text:p>0.325043</text:p>
          </table:table-cell>
        </table:table-row>
        <table:table-row table:style-name="ro1">
          <table:table-cell office:value-type="float" office:value="4060.01553603782">
            <text:p>4060.0155360378</text:p>
          </table:table-cell>
          <table:table-cell office:value-type="float" office:value="0.325134">
            <text:p>0.325134</text:p>
          </table:table-cell>
        </table:table-row>
        <table:table-row table:style-name="ro1">
          <table:table-cell office:value-type="float" office:value="4080.01489603782">
            <text:p>4080.0148960378</text:p>
          </table:table-cell>
          <table:table-cell office:value-type="float" office:value="0.34235">
            <text:p>0.34235</text:p>
          </table:table-cell>
        </table:table-row>
        <table:table-row table:style-name="ro1">
          <table:table-cell office:value-type="float" office:value="4100.02033603782">
            <text:p>4100.0203360378</text:p>
          </table:table-cell>
          <table:table-cell office:value-type="float" office:value="0.326648">
            <text:p>0.326648</text:p>
          </table:table-cell>
        </table:table-row>
        <table:table-row table:style-name="ro1">
          <table:table-cell office:value-type="float" office:value="4120.01873603782">
            <text:p>4120.0187360378</text:p>
          </table:table-cell>
          <table:table-cell office:value-type="float" office:value="0.326282">
            <text:p>0.326282</text:p>
          </table:table-cell>
        </table:table-row>
        <table:table-row table:style-name="ro1">
          <table:table-cell office:value-type="float" office:value="4140.01465603782">
            <text:p>4140.0146560378</text:p>
          </table:table-cell>
          <table:table-cell office:value-type="float" office:value="0.309698">
            <text:p>0.309698</text:p>
          </table:table-cell>
        </table:table-row>
        <table:table-row table:style-name="ro1">
          <table:table-cell office:value-type="float" office:value="4160.01430403782">
            <text:p>4160.0143040378</text:p>
          </table:table-cell>
          <table:table-cell office:value-type="float" office:value="0.308886">
            <text:p>0.308886</text:p>
          </table:table-cell>
        </table:table-row>
        <table:table-row table:style-name="ro1">
          <table:table-cell office:value-type="float" office:value="4180.01433603782">
            <text:p>4180.0143360378</text:p>
          </table:table-cell>
          <table:table-cell office:value-type="float" office:value="0.305232">
            <text:p>0.305232</text:p>
          </table:table-cell>
        </table:table-row>
        <table:table-row table:style-name="ro1">
          <table:table-cell office:value-type="float" office:value="4200.01361603782">
            <text:p>4200.0136160378</text:p>
          </table:table-cell>
          <table:table-cell office:value-type="float" office:value="0.328369">
            <text:p>0.328369</text:p>
          </table:table-cell>
        </table:table-row>
        <table:table-row table:style-name="ro1">
          <table:table-cell office:value-type="float" office:value="4220.01561603782">
            <text:p>4220.0156160378</text:p>
          </table:table-cell>
          <table:table-cell office:value-type="float" office:value="0.313394">
            <text:p>0.313394</text:p>
          </table:table-cell>
        </table:table-row>
        <table:table-row table:style-name="ro1">
          <table:table-cell office:value-type="float" office:value="4240.01430403782">
            <text:p>4240.0143040378</text:p>
          </table:table-cell>
          <table:table-cell office:value-type="float" office:value="0.305766">
            <text:p>0.305766</text:p>
          </table:table-cell>
        </table:table-row>
        <table:table-row table:style-name="ro1">
          <table:table-cell office:value-type="float" office:value="4260.01553603782">
            <text:p>4260.0155360378</text:p>
          </table:table-cell>
          <table:table-cell office:value-type="float" office:value="0.125096">
            <text:p>0.125096</text:p>
          </table:table-cell>
        </table:table-row>
        <table:table-row table:style-name="ro1">
          <table:table-cell office:value-type="float" office:value="4280.01713603782">
            <text:p>4280.0171360378</text:p>
          </table:table-cell>
          <table:table-cell office:value-type="float" office:value="0.122821">
            <text:p>0.122821</text:p>
          </table:table-cell>
        </table:table-row>
        <table:table-row table:style-name="ro1">
          <table:table-cell office:value-type="float" office:value="4300.02036803782">
            <text:p>4300.0203680378</text:p>
          </table:table-cell>
          <table:table-cell office:value-type="float" office:value="0.147765">
            <text:p>0.147765</text:p>
          </table:table-cell>
        </table:table-row>
        <table:table-row table:style-name="ro1">
          <table:table-cell office:value-type="float" office:value="4320.01881603782">
            <text:p>4320.0188160378</text:p>
          </table:table-cell>
          <table:table-cell office:value-type="float" office:value="0.153202">
            <text:p>0.153202</text:p>
          </table:table-cell>
        </table:table-row>
        <table:table-row table:style-name="ro1">
          <table:table-cell office:value-type="float" office:value="4340.01745603782">
            <text:p>4340.0174560378</text:p>
          </table:table-cell>
          <table:table-cell office:value-type="float" office:value="0.151578">
            <text:p>0.151578</text:p>
          </table:table-cell>
        </table:table-row>
        <table:table-row table:style-name="ro1">
          <table:table-cell office:value-type="float" office:value="4360.01590403782">
            <text:p>4360.0159040378</text:p>
          </table:table-cell>
          <table:table-cell office:value-type="float" office:value="0.177205">
            <text:p>0.177205</text:p>
          </table:table-cell>
        </table:table-row>
        <table:table-row table:style-name="ro1">
          <table:table-cell office:value-type="float" office:value="4380.01657603782">
            <text:p>4380.0165760378</text:p>
          </table:table-cell>
          <table:table-cell office:value-type="float" office:value="0.210137">
            <text:p>0.210137</text:p>
          </table:table-cell>
        </table:table-row>
        <table:table-row table:style-name="ro1">
          <table:table-cell office:value-type="float" office:value="4400.01873603782">
            <text:p>4400.0187360378</text:p>
          </table:table-cell>
          <table:table-cell office:value-type="float" office:value="0.209094">
            <text:p>0.209094</text:p>
          </table:table-cell>
        </table:table-row>
        <table:table-row table:style-name="ro1">
          <table:table-cell office:value-type="float" office:value="4420.01972803782">
            <text:p>4420.0197280378</text:p>
          </table:table-cell>
          <table:table-cell office:value-type="float" office:value="0.232303">
            <text:p>0.232303</text:p>
          </table:table-cell>
        </table:table-row>
        <table:table-row table:style-name="ro1">
          <table:table-cell office:value-type="float" office:value="4440.01753603782">
            <text:p>4440.0175360378</text:p>
          </table:table-cell>
          <table:table-cell office:value-type="float" office:value="0.262112">
            <text:p>0.262112</text:p>
          </table:table-cell>
        </table:table-row>
        <table:table-row table:style-name="ro1">
          <table:table-cell office:value-type="float" office:value="4460.01625603782">
            <text:p>4460.0162560378</text:p>
          </table:table-cell>
          <table:table-cell office:value-type="float" office:value="0.41148">
            <text:p>0.41148</text:p>
          </table:table-cell>
        </table:table-row>
        <table:table-row table:style-name="ro1">
          <table:table-cell office:value-type="float" office:value="4480.01649603782">
            <text:p>4480.0164960378</text:p>
          </table:table-cell>
          <table:table-cell office:value-type="float" office:value="0.411168">
            <text:p>0.411168</text:p>
          </table:table-cell>
        </table:table-row>
        <table:table-row table:style-name="ro1">
          <table:table-cell office:value-type="float" office:value="4500.01876803782">
            <text:p>4500.0187680378</text:p>
          </table:table-cell>
          <table:table-cell office:value-type="float" office:value="0.387728">
            <text:p>0.387728</text:p>
          </table:table-cell>
        </table:table-row>
        <table:table-row table:style-name="ro1">
          <table:table-cell office:value-type="float" office:value="4520.01782403782">
            <text:p>4520.0178240378</text:p>
          </table:table-cell>
          <table:table-cell office:value-type="float" office:value="0.386803">
            <text:p>0.386803</text:p>
          </table:table-cell>
        </table:table-row>
        <table:table-row table:style-name="ro1">
          <table:table-cell office:value-type="float" office:value="4540.01780803782">
            <text:p>4540.0178080378</text:p>
          </table:table-cell>
          <table:table-cell office:value-type="float" office:value="0.408629">
            <text:p>0.408629</text:p>
          </table:table-cell>
        </table:table-row>
        <table:table-row table:style-name="ro1">
          <table:table-cell office:value-type="float" office:value="4560.01302403782">
            <text:p>4560.0130240378</text:p>
          </table:table-cell>
          <table:table-cell office:value-type="float" office:value="0.390454">
            <text:p>0.390454</text:p>
          </table:table-cell>
        </table:table-row>
        <table:table-row table:style-name="ro1">
          <table:table-cell office:value-type="float" office:value="4580.01401603782">
            <text:p>4580.0140160378</text:p>
          </table:table-cell>
          <table:table-cell office:value-type="float" office:value="0.388611">
            <text:p>0.388611</text:p>
          </table:table-cell>
        </table:table-row>
        <table:table-row table:style-name="ro1">
          <table:table-cell office:value-type="float" office:value="4600.01489603782">
            <text:p>4600.0148960378</text:p>
          </table:table-cell>
          <table:table-cell office:value-type="float" office:value="0.389327">
            <text:p>0.389327</text:p>
          </table:table-cell>
        </table:table-row>
        <table:table-row table:style-name="ro1">
          <table:table-cell office:value-type="float" office:value="4620.01489603782">
            <text:p>4620.0148960378</text:p>
          </table:table-cell>
          <table:table-cell office:value-type="float" office:value="0.371221">
            <text:p>0.371221</text:p>
          </table:table-cell>
        </table:table-row>
        <table:table-row table:style-name="ro1">
          <table:table-cell office:value-type="float" office:value="4640.01649603782">
            <text:p>4640.0164960378</text:p>
          </table:table-cell>
          <table:table-cell office:value-type="float" office:value="0.37036">
            <text:p>0.37036</text:p>
          </table:table-cell>
        </table:table-row>
        <table:table-row table:style-name="ro1">
          <table:table-cell office:value-type="float" office:value="4660.02316803782">
            <text:p>4660.0231680378</text:p>
          </table:table-cell>
          <table:table-cell office:value-type="float" office:value="0.37091">
            <text:p>0.37091</text:p>
          </table:table-cell>
        </table:table-row>
        <table:table-row table:style-name="ro1">
          <table:table-cell office:value-type="float" office:value="4680.02220803782">
            <text:p>4680.0222080378</text:p>
          </table:table-cell>
          <table:table-cell office:value-type="float" office:value="0.352315">
            <text:p>0.352315</text:p>
          </table:table-cell>
        </table:table-row>
        <table:table-row table:style-name="ro1">
          <table:table-cell office:value-type="float" office:value="4700.01753603782">
            <text:p>4700.0175360378</text:p>
          </table:table-cell>
          <table:table-cell office:value-type="float" office:value="0.355911">
            <text:p>0.355911</text:p>
          </table:table-cell>
        </table:table-row>
        <table:table-row table:style-name="ro1">
          <table:table-cell office:value-type="float" office:value="4720.01398403782">
            <text:p>4720.0139840378</text:p>
          </table:table-cell>
          <table:table-cell office:value-type="float" office:value="0.355491">
            <text:p>0.355491</text:p>
          </table:table-cell>
        </table:table-row>
        <table:table-row table:style-name="ro1">
          <table:table-cell office:value-type="float" office:value="4740.01334403782">
            <text:p>4740.0133440378</text:p>
          </table:table-cell>
          <table:table-cell office:value-type="float" office:value="0.337717">
            <text:p>0.337717</text:p>
          </table:table-cell>
        </table:table-row>
        <table:table-row table:style-name="ro1">
          <table:table-cell office:value-type="float" office:value="4760.01846403782">
            <text:p>4760.0184640378</text:p>
          </table:table-cell>
          <table:table-cell office:value-type="float" office:value="0.353879">
            <text:p>0.353879</text:p>
          </table:table-cell>
        </table:table-row>
        <table:table-row table:style-name="ro1">
          <table:table-cell office:value-type="float" office:value="4780.01174403782">
            <text:p>4780.0117440378</text:p>
          </table:table-cell>
          <table:table-cell office:value-type="float" office:value="0.354375">
            <text:p>0.354375</text:p>
          </table:table-cell>
        </table:table-row>
        <table:table-row table:style-name="ro1">
          <table:table-cell office:value-type="float" office:value="4800.01718403782">
            <text:p>4800.0171840378</text:p>
          </table:table-cell>
          <table:table-cell office:value-type="float" office:value="0.335554">
            <text:p>0.335554</text:p>
          </table:table-cell>
        </table:table-row>
        <table:table-row table:style-name="ro1">
          <table:table-cell office:value-type="float" office:value="4820.01497603782">
            <text:p>4820.0149760378</text:p>
          </table:table-cell>
          <table:table-cell office:value-type="float" office:value="0.324808">
            <text:p>0.324808</text:p>
          </table:table-cell>
        </table:table-row>
        <table:table-row table:style-name="ro1">
          <table:table-cell office:value-type="float" office:value="4840.01553603782">
            <text:p>4840.0155360378</text:p>
          </table:table-cell>
          <table:table-cell office:value-type="float" office:value="0.325356">
            <text:p>0.325356</text:p>
          </table:table-cell>
        </table:table-row>
        <table:table-row table:style-name="ro1">
          <table:table-cell office:value-type="float" office:value="4860.01334403782">
            <text:p>4860.0133440378</text:p>
          </table:table-cell>
          <table:table-cell office:value-type="float" office:value="0.324172">
            <text:p>0.324172</text:p>
          </table:table-cell>
        </table:table-row>
        <table:table-row table:style-name="ro1">
          <table:table-cell office:value-type="float" office:value="4880.01529603782">
            <text:p>4880.0152960378</text:p>
          </table:table-cell>
          <table:table-cell office:value-type="float" office:value="0.34201">
            <text:p>0.34201</text:p>
          </table:table-cell>
        </table:table-row>
        <table:table-row table:style-name="ro1">
          <table:table-cell office:value-type="float" office:value="4900.01852803782">
            <text:p>4900.0185280378</text:p>
          </table:table-cell>
          <table:table-cell office:value-type="float" office:value="0.358638">
            <text:p>0.358638</text:p>
          </table:table-cell>
        </table:table-row>
        <table:table-row table:style-name="ro1">
          <table:table-cell office:value-type="float" office:value="4920.01649603782">
            <text:p>4920.0164960378</text:p>
          </table:table-cell>
          <table:table-cell office:value-type="float" office:value="0.35886">
            <text:p>0.35886</text:p>
          </table:table-cell>
        </table:table-row>
        <table:table-row table:style-name="ro1">
          <table:table-cell office:value-type="float" office:value="4940.02100803782">
            <text:p>4940.0210080378</text:p>
          </table:table-cell>
          <table:table-cell office:value-type="float" office:value="0.377915">
            <text:p>0.377915</text:p>
          </table:table-cell>
        </table:table-row>
        <table:table-row table:style-name="ro1">
          <table:table-cell office:value-type="float" office:value="4960.01878403782">
            <text:p>4960.0187840378</text:p>
          </table:table-cell>
          <table:table-cell office:value-type="float" office:value="0.354283">
            <text:p>0.354283</text:p>
          </table:table-cell>
        </table:table-row>
        <table:table-row table:style-name="ro1">
          <table:table-cell office:value-type="float" office:value="4980.01713603782">
            <text:p>4980.0171360378</text:p>
          </table:table-cell>
          <table:table-cell office:value-type="float" office:value="0.354825">
            <text:p>0.354825</text:p>
          </table:table-cell>
        </table:table-row>
        <table:table-row table:style-name="ro1">
          <table:table-cell office:value-type="float" office:value="5000.01329603782">
            <text:p>5000.0132960378</text:p>
          </table:table-cell>
          <table:table-cell office:value-type="float" office:value="0.374985">
            <text:p>0.374985</text:p>
          </table:table-cell>
        </table:table-row>
        <table:table-row table:style-name="ro1">
          <table:table-cell office:value-type="float" office:value="5020.01681603782">
            <text:p>5020.0168160378</text:p>
          </table:table-cell>
          <table:table-cell office:value-type="float" office:value="0.403907">
            <text:p>0.403907</text:p>
          </table:table-cell>
        </table:table-row>
        <table:table-row table:style-name="ro1">
          <table:table-cell office:value-type="float" office:value="5040.01078403782">
            <text:p>5040.0107840378</text:p>
          </table:table-cell>
          <table:table-cell office:value-type="float" office:value="0.402729">
            <text:p>0.402729</text:p>
          </table:table-cell>
        </table:table-row>
        <table:table-row table:style-name="ro1">
          <table:table-cell office:value-type="float" office:value="5060.01713603782">
            <text:p>5060.0171360378</text:p>
          </table:table-cell>
          <table:table-cell office:value-type="float" office:value="0.383737">
            <text:p>0.383737</text:p>
          </table:table-cell>
        </table:table-row>
        <table:table-row table:style-name="ro1">
          <table:table-cell office:value-type="float" office:value="5080.01457603782">
            <text:p>5080.0145760378</text:p>
          </table:table-cell>
          <table:table-cell office:value-type="float" office:value="0.366948">
            <text:p>0.366948</text:p>
          </table:table-cell>
        </table:table-row>
        <table:table-row table:style-name="ro1">
          <table:table-cell office:value-type="float" office:value="5100.01777603782">
            <text:p>5100.0177760378</text:p>
          </table:table-cell>
          <table:table-cell office:value-type="float" office:value="0.366327">
            <text:p>0.366327</text:p>
          </table:table-cell>
        </table:table-row>
        <table:table-row table:style-name="ro1">
          <table:table-cell office:value-type="float" office:value="5120.01809603782">
            <text:p>5120.0180960378</text:p>
          </table:table-cell>
          <table:table-cell office:value-type="float" office:value="0.350285">
            <text:p>0.350285</text:p>
          </table:table-cell>
        </table:table-row>
        <table:table-row table:style-name="ro1">
          <table:table-cell office:value-type="float" office:value="5140.01809603782">
            <text:p>5140.0180960378</text:p>
          </table:table-cell>
          <table:table-cell office:value-type="float" office:value="0.350865">
            <text:p>0.350865</text:p>
          </table:table-cell>
        </table:table-row>
        <table:table-row table:style-name="ro1">
          <table:table-cell office:value-type="float" office:value="5160.01657603782">
            <text:p>5160.0165760378</text:p>
          </table:table-cell>
          <table:table-cell office:value-type="float" office:value="0.372182">
            <text:p>0.372182</text:p>
          </table:table-cell>
        </table:table-row>
        <table:table-row table:style-name="ro1">
          <table:table-cell office:value-type="float" office:value="5180.01945603782">
            <text:p>5180.0194560378</text:p>
          </table:table-cell>
          <table:table-cell office:value-type="float" office:value="0.340918">
            <text:p>0.340918</text:p>
          </table:table-cell>
        </table:table-row>
        <table:table-row table:style-name="ro1">
          <table:table-cell office:value-type="float" office:value="5200.01654403782">
            <text:p>5200.0165440378</text:p>
          </table:table-cell>
          <table:table-cell office:value-type="float" office:value="0.341353">
            <text:p>0.341353</text:p>
          </table:table-cell>
        </table:table-row>
        <table:table-row table:style-name="ro1">
          <table:table-cell office:value-type="float" office:value="5220.02028803782">
            <text:p>5220.0202880378</text:p>
          </table:table-cell>
          <table:table-cell office:value-type="float" office:value="0.324711">
            <text:p>0.324711</text:p>
          </table:table-cell>
        </table:table-row>
        <table:table-row table:style-name="ro1">
          <table:table-cell office:value-type="float" office:value="5240.01558403782">
            <text:p>5240.0155840378</text:p>
          </table:table-cell>
          <table:table-cell office:value-type="float" office:value="0.324941">
            <text:p>0.324941</text:p>
          </table:table-cell>
        </table:table-row>
        <table:table-row table:style-name="ro1">
          <table:table-cell office:value-type="float" office:value="5260.01713603782">
            <text:p>5260.0171360378</text:p>
          </table:table-cell>
          <table:table-cell office:value-type="float" office:value="0.3425">
            <text:p>0.3425</text:p>
          </table:table-cell>
        </table:table-row>
        <table:table-row table:style-name="ro1">
          <table:table-cell office:value-type="float" office:value="5280.01812803782">
            <text:p>5280.0181280378</text:p>
          </table:table-cell>
          <table:table-cell office:value-type="float" office:value="0.332222">
            <text:p>0.332222</text:p>
          </table:table-cell>
        </table:table-row>
        <table:table-row table:style-name="ro1">
          <table:table-cell office:value-type="float" office:value="5300.01625603782">
            <text:p>5300.0162560378</text:p>
          </table:table-cell>
          <table:table-cell office:value-type="float" office:value="0.33228">
            <text:p>0.33228</text:p>
          </table:table-cell>
        </table:table-row>
        <table:table-row table:style-name="ro1">
          <table:table-cell office:value-type="float" office:value="5320.01241603782">
            <text:p>5320.0124160378</text:p>
          </table:table-cell>
          <table:table-cell office:value-type="float" office:value="0.191919">
            <text:p>0.191919</text:p>
          </table:table-cell>
        </table:table-row>
        <table:table-row table:style-name="ro1">
          <table:table-cell office:value-type="float" office:value="5340.01713603782">
            <text:p>5340.0171360378</text:p>
          </table:table-cell>
          <table:table-cell office:value-type="float" office:value="0.161181">
            <text:p>0.161181</text:p>
          </table:table-cell>
        </table:table-row>
        <table:table-row table:style-name="ro1">
          <table:table-cell office:value-type="float" office:value="5360.01462403782">
            <text:p>5360.0146240378</text:p>
          </table:table-cell>
          <table:table-cell office:value-type="float" office:value="0.165979">
            <text:p>0.165979</text:p>
          </table:table-cell>
        </table:table-row>
        <table:table-row table:style-name="ro1">
          <table:table-cell office:value-type="float" office:value="5380.01972803782">
            <text:p>5380.0197280378</text:p>
          </table:table-cell>
          <table:table-cell office:value-type="float" office:value="0.174646">
            <text:p>0.174646</text:p>
          </table:table-cell>
        </table:table-row>
        <table:table-row table:style-name="ro1">
          <table:table-cell office:value-type="float" office:value="5400.01649603782">
            <text:p>5400.0164960378</text:p>
          </table:table-cell>
          <table:table-cell office:value-type="float" office:value="0.172393">
            <text:p>0.172393</text:p>
          </table:table-cell>
        </table:table-row>
        <table:table-row table:style-name="ro1">
          <table:table-cell office:value-type="float" office:value="5420.01457603782">
            <text:p>5420.0145760378</text:p>
          </table:table-cell>
          <table:table-cell office:value-type="float" office:value="0.193749">
            <text:p>0.193749</text:p>
          </table:table-cell>
        </table:table-row>
        <table:table-row table:style-name="ro1">
          <table:table-cell office:value-type="float" office:value="5440.01713603782">
            <text:p>5440.0171360378</text:p>
          </table:table-cell>
          <table:table-cell office:value-type="float" office:value="0.191456">
            <text:p>0.191456</text:p>
          </table:table-cell>
        </table:table-row>
        <table:table-row table:style-name="ro1">
          <table:table-cell office:value-type="float" office:value="5460.02156803782">
            <text:p>5460.0215680378</text:p>
          </table:table-cell>
          <table:table-cell office:value-type="float" office:value="0.170586">
            <text:p>0.170586</text:p>
          </table:table-cell>
        </table:table-row>
        <table:table-row table:style-name="ro1">
          <table:table-cell office:value-type="float" office:value="5480.01334403782">
            <text:p>5480.0133440378</text:p>
          </table:table-cell>
          <table:table-cell office:value-type="float" office:value="0.17679">
            <text:p>0.17679</text:p>
          </table:table-cell>
        </table:table-row>
        <table:table-row table:style-name="ro1">
          <table:table-cell office:value-type="float" office:value="5500.01721603782">
            <text:p>5500.0172160378</text:p>
          </table:table-cell>
          <table:table-cell office:value-type="float" office:value="0.151009">
            <text:p>0.151009</text:p>
          </table:table-cell>
        </table:table-row>
        <table:table-row table:style-name="ro1">
          <table:table-cell office:value-type="float" office:value="5520.01625603782">
            <text:p>5520.0162560378</text:p>
          </table:table-cell>
          <table:table-cell office:value-type="float" office:value="0.311616">
            <text:p>0.311616</text:p>
          </table:table-cell>
        </table:table-row>
        <table:table-row table:style-name="ro1">
          <table:table-cell office:value-type="float" office:value="5540.01305603782">
            <text:p>5540.0130560378</text:p>
          </table:table-cell>
          <table:table-cell office:value-type="float" office:value="0.332903">
            <text:p>0.332903</text:p>
          </table:table-cell>
        </table:table-row>
        <table:table-row table:style-name="ro1">
          <table:table-cell office:value-type="float" office:value="5560.01809603782">
            <text:p>5560.0180960378</text:p>
          </table:table-cell>
          <table:table-cell office:value-type="float" office:value="0.309884">
            <text:p>0.309884</text:p>
          </table:table-cell>
        </table:table-row>
        <table:table-row table:style-name="ro1">
          <table:table-cell office:value-type="float" office:value="5580.02006403782">
            <text:p>5580.0200640378</text:p>
          </table:table-cell>
          <table:table-cell office:value-type="float" office:value="0.300907">
            <text:p>0.300907</text:p>
          </table:table-cell>
        </table:table-row>
        <table:table-row table:style-name="ro1">
          <table:table-cell office:value-type="float" office:value="5600.01777603782">
            <text:p>5600.0177760378</text:p>
          </table:table-cell>
          <table:table-cell office:value-type="float" office:value="0.282723">
            <text:p>0.282723</text:p>
          </table:table-cell>
        </table:table-row>
        <table:table-row table:style-name="ro1">
          <table:table-cell office:value-type="float" office:value="5620.01529603782">
            <text:p>5620.0152960378</text:p>
          </table:table-cell>
          <table:table-cell office:value-type="float" office:value="0.283289">
            <text:p>0.283289</text:p>
          </table:table-cell>
        </table:table-row>
        <table:table-row table:style-name="ro1">
          <table:table-cell office:value-type="float" office:value="5640.01750403782">
            <text:p>5640.0175040378</text:p>
          </table:table-cell>
          <table:table-cell office:value-type="float" office:value="0.264773">
            <text:p>0.264773</text:p>
          </table:table-cell>
        </table:table-row>
        <table:table-row table:style-name="ro1">
          <table:table-cell office:value-type="float" office:value="5660.02105603782">
            <text:p>5660.0210560378</text:p>
          </table:table-cell>
          <table:table-cell office:value-type="float" office:value="0.262836">
            <text:p>0.262836</text:p>
          </table:table-cell>
        </table:table-row>
        <table:table-row table:style-name="ro1">
          <table:table-cell office:value-type="float" office:value="5680.01457603782">
            <text:p>5680.0145760378</text:p>
          </table:table-cell>
          <table:table-cell office:value-type="float" office:value="0.265022">
            <text:p>0.265022</text:p>
          </table:table-cell>
        </table:table-row>
        <table:table-row table:style-name="ro1">
          <table:table-cell office:value-type="float" office:value="5700.01238403782">
            <text:p>5700.0123840378</text:p>
          </table:table-cell>
          <table:table-cell office:value-type="float" office:value="0.282337">
            <text:p>0.282337</text:p>
          </table:table-cell>
        </table:table-row>
        <table:table-row table:style-name="ro1">
          <table:table-cell office:value-type="float" office:value="5720.01334403782">
            <text:p>5720.0133440378</text:p>
          </table:table-cell>
          <table:table-cell office:value-type="float" office:value="0.118558">
            <text:p>0.118558</text:p>
          </table:table-cell>
        </table:table-row>
        <table:table-row table:style-name="ro1">
          <table:table-cell office:value-type="float" office:value="5740.02220803782">
            <text:p>5740.0222080378</text:p>
          </table:table-cell>
          <table:table-cell office:value-type="float" office:value="0.0918472">
            <text:p>0.0918472</text:p>
          </table:table-cell>
        </table:table-row>
        <table:table-row table:style-name="ro1">
          <table:table-cell office:value-type="float" office:value="5780.03339213944">
            <text:p>5780.0333921394</text:p>
          </table:table-cell>
          <table:table-cell office:value-type="float" office:value="0.119384">
            <text:p>0.119384</text:p>
          </table:table-cell>
        </table:table-row>
        <table:table-row table:style-name="ro1">
          <table:table-cell office:value-type="float" office:value="5800.02576004885">
            <text:p>5800.0257600489</text:p>
          </table:table-cell>
          <table:table-cell office:value-type="float" office:value="0.12651">
            <text:p>0.12651</text:p>
          </table:table-cell>
        </table:table-row>
        <table:table-row table:style-name="ro1">
          <table:table-cell office:value-type="float" office:value="5820.01910404885">
            <text:p>5820.0191040489</text:p>
          </table:table-cell>
          <table:table-cell office:value-type="float" office:value="0.151137">
            <text:p>0.151137</text:p>
          </table:table-cell>
        </table:table-row>
        <table:table-row table:style-name="ro1">
          <table:table-cell office:value-type="float" office:value="5840.01401604885">
            <text:p>5840.0140160489</text:p>
          </table:table-cell>
          <table:table-cell office:value-type="float" office:value="0.151643">
            <text:p>0.151643</text:p>
          </table:table-cell>
        </table:table-row>
        <table:table-row table:style-name="ro1">
          <table:table-cell office:value-type="float" office:value="5860.01489604885">
            <text:p>5860.0148960489</text:p>
          </table:table-cell>
          <table:table-cell office:value-type="float" office:value="0.152298">
            <text:p>0.152298</text:p>
          </table:table-cell>
        </table:table-row>
        <table:table-row table:style-name="ro1">
          <table:table-cell office:value-type="float" office:value="5880.01745604885">
            <text:p>5880.0174560489</text:p>
          </table:table-cell>
          <table:table-cell office:value-type="float" office:value="0.155393">
            <text:p>0.155393</text:p>
          </table:table-cell>
        </table:table-row>
        <table:table-row table:style-name="ro1">
          <table:table-cell office:value-type="float" office:value="5900.01489604885">
            <text:p>5900.0148960489</text:p>
          </table:table-cell>
          <table:table-cell office:value-type="float" office:value="0.154151">
            <text:p>0.154151</text:p>
          </table:table-cell>
        </table:table-row>
        <table:table-row table:style-name="ro1">
          <table:table-cell office:value-type="float" office:value="5920.01814404885">
            <text:p>5920.0181440489</text:p>
          </table:table-cell>
          <table:table-cell office:value-type="float" office:value="0.152367">
            <text:p>0.152367</text:p>
          </table:table-cell>
        </table:table-row>
        <table:table-row table:style-name="ro1">
          <table:table-cell office:value-type="float" office:value="5940.01494404885">
            <text:p>5940.0149440489</text:p>
          </table:table-cell>
          <table:table-cell office:value-type="float" office:value="0.318872">
            <text:p>0.318872</text:p>
          </table:table-cell>
        </table:table-row>
        <table:table-row table:style-name="ro1">
          <table:table-cell office:value-type="float" office:value="5960.01238404885">
            <text:p>5960.0123840489</text:p>
          </table:table-cell>
          <table:table-cell office:value-type="float" office:value="0.317893">
            <text:p>0.317893</text:p>
          </table:table-cell>
        </table:table-row>
        <table:table-row table:style-name="ro1">
          <table:table-cell office:value-type="float" office:value="5980.01713604885">
            <text:p>5980.0171360489</text:p>
          </table:table-cell>
          <table:table-cell office:value-type="float" office:value="0.318359">
            <text:p>0.3183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05T04:47:47</dc:date>
    <meta:generator>LibreOffice/3.5$Linux_X86_64 LibreOffice_project/350m1$Build-2</meta:generator>
    <meta:editing-duration>P0D</meta:editing-duration>
    <meta:editing-cycles>1</meta:editing-cycles>
    <meta:document-statistic meta:table-count="1" meta:cell-count="5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6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064cm" svg:height="10.706cm" xlink:href=".." xlink:type="simple" chart:class="chart:scatter" chart:style-name="ch1">
        <chart:plot-area chart:style-name="ch2" table:cell-range-address="Sheet1.A2:Sheet1.B297 Sheet1.B1:Sheet1.B1" chart:data-source-has-labels="row" svg:x="1.744cm" svg:y="0.991cm" svg:width="19.438cm" svg:height="8.228cm">
          <chartooo:coordinate-region svg:x="2.18cm" svg:y="1.19cm" svg:width="18.63cm" svg:height="7.382cm"/>
          <chart:axis chart:dimension="x" chart:name="primary-x" chart:style-name="ch3">
            <chart:title svg:x="10.302cm" svg:y="9.433cm" chart:style-name="ch4">
              <text:p>tempo (s)</text:p>
            </chart:title>
          </chart:axis>
          <chart:axis chart:dimension="y" chart:name="primary-y" chart:style-name="ch5">
            <chart:title svg:x="0.451cm" svg:y="7.787cm" chart:style-name="ch6">
              <text:p>erro de localização (m)</text:p>
            </chart:title>
            <chart:grid chart:style-name="ch7" chart:class="major"/>
          </chart:axis>
          <chart:series chart:style-name="ch8" chart:values-cell-range-address="Sheet1.B2:Sheet1.B297" chart:label-cell-address="Sheet1.B1:Sheet1.B1" chart:class="chart:scatter">
            <chart:domain table:cell-range-address="Sheet1.A2:Sheet1.A297"/>
            <chart:data-point chart:repeated="29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MoS01.baseStation[0].app.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024224063402">
                <text:p>20.024224063402</text:p>
                <draw:g>
                  <svg:desc>Sheet1.A2:Sheet1.A297</svg:desc>
                </draw:g>
              </table:table-cell>
              <table:table-cell office:value-type="float" office:value="4.44369">
                <text:p>4.44369</text:p>
                <draw:g>
                  <svg:desc>Sheet1.B2:Sheet1.B2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.013040021134">
                <text:p>40.013040021134</text:p>
              </table:table-cell>
              <table:table-cell office:value-type="float" office:value="4.45913">
                <text:p>4.459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.012400021134">
                <text:p>60.012400021134</text:p>
              </table:table-cell>
              <table:table-cell office:value-type="float" office:value="4.45392">
                <text:p>4.453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.010208021134">
                <text:p>80.010208021134</text:p>
              </table:table-cell>
              <table:table-cell office:value-type="float" office:value="4.45169">
                <text:p>4.451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.012160021134">
                <text:p>100.012160021134</text:p>
              </table:table-cell>
              <table:table-cell office:value-type="float" office:value="4.44874">
                <text:p>4.448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.012160019169">
                <text:p>120.012160019169</text:p>
              </table:table-cell>
              <table:table-cell office:value-type="float" office:value="5.98856">
                <text:p>5.988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.013360019169">
                <text:p>140.013360019169</text:p>
              </table:table-cell>
              <table:table-cell office:value-type="float" office:value="5.98856">
                <text:p>5.988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.013728019169">
                <text:p>160.013728019169</text:p>
              </table:table-cell>
              <table:table-cell office:value-type="float" office:value="5.98915">
                <text:p>5.989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.013040019169">
                <text:p>180.013040019169</text:p>
              </table:table-cell>
              <table:table-cell office:value-type="float" office:value="5.98962">
                <text:p>5.98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.012720019169">
                <text:p>200.012720019169</text:p>
              </table:table-cell>
              <table:table-cell office:value-type="float" office:value="5.98996">
                <text:p>5.989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.009888019169">
                <text:p>220.009888019169</text:p>
              </table:table-cell>
              <table:table-cell office:value-type="float" office:value="5.99245">
                <text:p>5.992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.011200019169">
                <text:p>240.011200019169</text:p>
              </table:table-cell>
              <table:table-cell office:value-type="float" office:value="5.9925">
                <text:p>5.99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.008928019169">
                <text:p>260.008928019169</text:p>
              </table:table-cell>
              <table:table-cell office:value-type="float" office:value="5.99247">
                <text:p>5.992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.013040019169">
                <text:p>280.013040019169</text:p>
              </table:table-cell>
              <table:table-cell office:value-type="float" office:value="5.99247">
                <text:p>5.992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.013680019169">
                <text:p>300.013680019169</text:p>
              </table:table-cell>
              <table:table-cell office:value-type="float" office:value="5.99306">
                <text:p>5.99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.011440019169">
                <text:p>320.011440019169</text:p>
              </table:table-cell>
              <table:table-cell office:value-type="float" office:value="5.99366">
                <text:p>5.993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.011200019169">
                <text:p>340.011200019169</text:p>
              </table:table-cell>
              <table:table-cell office:value-type="float" office:value="5.99658">
                <text:p>5.996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.009888019169">
                <text:p>360.009888019169</text:p>
              </table:table-cell>
              <table:table-cell office:value-type="float" office:value="5.99607">
                <text:p>5.996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.011440019169">
                <text:p>380.011440019169</text:p>
              </table:table-cell>
              <table:table-cell office:value-type="float" office:value="5.99605">
                <text:p>5.996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.012480019169">
                <text:p>400.012480019169</text:p>
              </table:table-cell>
              <table:table-cell office:value-type="float" office:value="5.99548">
                <text:p>5.995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.011760036042">
                <text:p>420.011760036042</text:p>
              </table:table-cell>
              <table:table-cell office:value-type="float" office:value="5.93882">
                <text:p>5.938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.060144133437">
                <text:p>440.060144133437</text:p>
              </table:table-cell>
              <table:table-cell office:value-type="float" office:value="5.55142">
                <text:p>5.551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.008928024061">
                <text:p>460.008928024061</text:p>
              </table:table-cell>
              <table:table-cell office:value-type="float" office:value="5.17255">
                <text:p>5.172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.012080024061">
                <text:p>480.012080024061</text:p>
              </table:table-cell>
              <table:table-cell office:value-type="float" office:value="4.79337">
                <text:p>4.793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.014640024061">
                <text:p>500.014640024061</text:p>
              </table:table-cell>
              <table:table-cell office:value-type="float" office:value="4.40801">
                <text:p>4.408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0.010800024061">
                <text:p>520.010800024061</text:p>
              </table:table-cell>
              <table:table-cell office:value-type="float" office:value="4.03132">
                <text:p>4.031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0.012160024061">
                <text:p>540.012160024061</text:p>
              </table:table-cell>
              <table:table-cell office:value-type="float" office:value="3.61558">
                <text:p>3.615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0.012080024061">
                <text:p>560.012080024061</text:p>
              </table:table-cell>
              <table:table-cell office:value-type="float" office:value="3.24009">
                <text:p>3.240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0.011520024061">
                <text:p>580.011520024061</text:p>
              </table:table-cell>
              <table:table-cell office:value-type="float" office:value="2.86107">
                <text:p>2.861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0.010560024061">
                <text:p>620.010560024061</text:p>
              </table:table-cell>
              <table:table-cell office:value-type="float" office:value="2.49328">
                <text:p>2.493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0.041760103099">
                <text:p>640.041760103099</text:p>
              </table:table-cell>
              <table:table-cell office:value-type="float" office:value="1.97007">
                <text:p>1.970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0.009600024061">
                <text:p>660.009600024061</text:p>
              </table:table-cell>
              <table:table-cell office:value-type="float" office:value="1.97028">
                <text:p>1.970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0.014912024061">
                <text:p>680.014912024061</text:p>
              </table:table-cell>
              <table:table-cell office:value-type="float" office:value="1.97056">
                <text:p>1.970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.011200024061">
                <text:p>700.011200024061</text:p>
              </table:table-cell>
              <table:table-cell office:value-type="float" office:value="1.97087">
                <text:p>1.970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20.012768024061">
                <text:p>720.012768024061</text:p>
              </table:table-cell>
              <table:table-cell office:value-type="float" office:value="1.97137">
                <text:p>1.971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40.012080024061">
                <text:p>740.012080024061</text:p>
              </table:table-cell>
              <table:table-cell office:value-type="float" office:value="1.97117">
                <text:p>1.971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60.016640024061">
                <text:p>760.016640024061</text:p>
              </table:table-cell>
              <table:table-cell office:value-type="float" office:value="1.97143">
                <text:p>1.971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80.012480024061">
                <text:p>780.012480024061</text:p>
              </table:table-cell>
              <table:table-cell office:value-type="float" office:value="1.97131">
                <text:p>1.971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.010560041164">
                <text:p>800.010560041164</text:p>
              </table:table-cell>
              <table:table-cell office:value-type="float" office:value="1.83713">
                <text:p>1.837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20.013680041164">
                <text:p>820.013680041164</text:p>
              </table:table-cell>
              <table:table-cell office:value-type="float" office:value="1.70499">
                <text:p>1.704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40.013760041164">
                <text:p>840.013760041164</text:p>
              </table:table-cell>
              <table:table-cell office:value-type="float" office:value="1.73937">
                <text:p>1.739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0.013360024061">
                <text:p>860.013360024061</text:p>
              </table:table-cell>
              <table:table-cell office:value-type="float" office:value="1.73949">
                <text:p>1.739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80.009888024061">
                <text:p>880.009888024061</text:p>
              </table:table-cell>
              <table:table-cell office:value-type="float" office:value="1.73874">
                <text:p>1.738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0.010240041164">
                <text:p>900.010240041164</text:p>
              </table:table-cell>
              <table:table-cell office:value-type="float" office:value="1.60331">
                <text:p>1.603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20.013728024061">
                <text:p>920.013728024061</text:p>
              </table:table-cell>
              <table:table-cell office:value-type="float" office:value="1.60336">
                <text:p>1.603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40.011760024061">
                <text:p>940.011760024061</text:p>
              </table:table-cell>
              <table:table-cell office:value-type="float" office:value="1.60326">
                <text:p>1.603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60.009248024061">
                <text:p>960.009248024061</text:p>
              </table:table-cell>
              <table:table-cell office:value-type="float" office:value="1.60334">
                <text:p>1.603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80.009600024061">
                <text:p>980.009600024061</text:p>
              </table:table-cell>
              <table:table-cell office:value-type="float" office:value="1.60345">
                <text:p>1.603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0.01664002406">
                <text:p>1000.01664002406</text:p>
              </table:table-cell>
              <table:table-cell office:value-type="float" office:value="1.73871">
                <text:p>1.738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20.01280002056">
                <text:p>1020.01280002056</text:p>
              </table:table-cell>
              <table:table-cell office:value-type="float" office:value="2.65882">
                <text:p>2.658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40.00960002582">
                <text:p>1040.00960002582</text:p>
              </table:table-cell>
              <table:table-cell office:value-type="float" office:value="3.95792">
                <text:p>3.957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60.01208002582">
                <text:p>1060.01208002582</text:p>
              </table:table-cell>
              <table:table-cell office:value-type="float" office:value="3.62987">
                <text:p>3.629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80.01056002582">
                <text:p>1080.01056002582</text:p>
              </table:table-cell>
              <table:table-cell office:value-type="float" office:value="3.31387">
                <text:p>3.313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00.01088002582">
                <text:p>1100.01088002582</text:p>
              </table:table-cell>
              <table:table-cell office:value-type="float" office:value="2.89762">
                <text:p>2.897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20.01024002582">
                <text:p>1120.01024002582</text:p>
              </table:table-cell>
              <table:table-cell office:value-type="float" office:value="2.62788">
                <text:p>2.627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40.01052802582">
                <text:p>1140.01052802582</text:p>
              </table:table-cell>
              <table:table-cell office:value-type="float" office:value="2.38762">
                <text:p>2.387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60.01088002582">
                <text:p>1160.01088002582</text:p>
              </table:table-cell>
              <table:table-cell office:value-type="float" office:value="2.19047">
                <text:p>2.190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80.00860802582">
                <text:p>1180.00860802582</text:p>
              </table:table-cell>
              <table:table-cell office:value-type="float" office:value="2.04575">
                <text:p>2.045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00.00896002582">
                <text:p>1200.00896002582</text:p>
              </table:table-cell>
              <table:table-cell office:value-type="float" office:value="1.96765">
                <text:p>1.967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20.01080002582">
                <text:p>1220.01080002582</text:p>
              </table:table-cell>
              <table:table-cell office:value-type="float" office:value="1.83795">
                <text:p>1.837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40.01336002582">
                <text:p>1240.01336002582</text:p>
              </table:table-cell>
              <table:table-cell office:value-type="float" office:value="1.83781">
                <text:p>1.837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60.01276802582">
                <text:p>1260.01276802582</text:p>
              </table:table-cell>
              <table:table-cell office:value-type="float" office:value="1.83836">
                <text:p>1.838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80.00992002582">
                <text:p>1280.00992002582</text:p>
              </table:table-cell>
              <table:table-cell office:value-type="float" office:value="1.83896">
                <text:p>1.838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00.01088002582">
                <text:p>1300.01088002582</text:p>
              </table:table-cell>
              <table:table-cell office:value-type="float" office:value="1.83924">
                <text:p>1.839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20.01304002582">
                <text:p>1320.01304002582</text:p>
              </table:table-cell>
              <table:table-cell office:value-type="float" office:value="1.83892">
                <text:p>1.838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40.00896002582">
                <text:p>1340.00896002582</text:p>
              </table:table-cell>
              <table:table-cell office:value-type="float" office:value="1.83908">
                <text:p>1.839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60.01216002582">
                <text:p>1360.01216002582</text:p>
              </table:table-cell>
              <table:table-cell office:value-type="float" office:value="1.83879">
                <text:p>1.838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80.01112002582">
                <text:p>1380.01112002582</text:p>
              </table:table-cell>
              <table:table-cell office:value-type="float" office:value="1.83876">
                <text:p>1.838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00.01088002582">
                <text:p>1400.01088002582</text:p>
              </table:table-cell>
              <table:table-cell office:value-type="float" office:value="1.83823">
                <text:p>1.838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20.01120002582">
                <text:p>1420.01120002582</text:p>
              </table:table-cell>
              <table:table-cell office:value-type="float" office:value="1.83735">
                <text:p>1.837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40.01404802582">
                <text:p>1440.01404802582</text:p>
              </table:table-cell>
              <table:table-cell office:value-type="float" office:value="1.83677">
                <text:p>1.836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60.01336002582">
                <text:p>1460.01336002582</text:p>
              </table:table-cell>
              <table:table-cell office:value-type="float" office:value="1.83699">
                <text:p>1.836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80.00924802582">
                <text:p>1480.00924802582</text:p>
              </table:table-cell>
              <table:table-cell office:value-type="float" office:value="1.83582">
                <text:p>1.835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00.01272002582">
                <text:p>1500.01272002582</text:p>
              </table:table-cell>
              <table:table-cell office:value-type="float" office:value="1.83597">
                <text:p>1.835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20.01176002582">
                <text:p>1520.01176002582</text:p>
              </table:table-cell>
              <table:table-cell office:value-type="float" office:value="1.83615">
                <text:p>1.836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40.01144002582">
                <text:p>1540.01144002582</text:p>
              </table:table-cell>
              <table:table-cell office:value-type="float" office:value="1.83642">
                <text:p>1.836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60.00928002582">
                <text:p>1560.00928002582</text:p>
              </table:table-cell>
              <table:table-cell office:value-type="float" office:value="1.83644">
                <text:p>1.836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80.01304002582">
                <text:p>1580.01304002582</text:p>
              </table:table-cell>
              <table:table-cell office:value-type="float" office:value="1.8363">
                <text:p>1.83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00.01531202582">
                <text:p>1600.01531202582</text:p>
              </table:table-cell>
              <table:table-cell office:value-type="float" office:value="1.83704">
                <text:p>1.837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20.01907202582">
                <text:p>1620.01907202582</text:p>
              </table:table-cell>
              <table:table-cell office:value-type="float" office:value="1.8363">
                <text:p>1.83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40.01404802582">
                <text:p>1640.01404802582</text:p>
              </table:table-cell>
              <table:table-cell office:value-type="float" office:value="1.83633">
                <text:p>1.836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60.01272002582">
                <text:p>1660.01272002582</text:p>
              </table:table-cell>
              <table:table-cell office:value-type="float" office:value="1.83528">
                <text:p>1.835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80.01152002582">
                <text:p>1680.01152002582</text:p>
              </table:table-cell>
              <table:table-cell office:value-type="float" office:value="1.83542">
                <text:p>1.835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00.01016002582">
                <text:p>1700.01016002582</text:p>
              </table:table-cell>
              <table:table-cell office:value-type="float" office:value="1.83528">
                <text:p>1.835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20.01184002582">
                <text:p>1720.01184002582</text:p>
              </table:table-cell>
              <table:table-cell office:value-type="float" office:value="1.83506">
                <text:p>1.835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40.01144002582">
                <text:p>1740.01144002582</text:p>
              </table:table-cell>
              <table:table-cell office:value-type="float" office:value="1.83477">
                <text:p>1.834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60.01152002582">
                <text:p>1760.01152002582</text:p>
              </table:table-cell>
              <table:table-cell office:value-type="float" office:value="1.83465">
                <text:p>1.834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80.01555202582">
                <text:p>1780.01555202582</text:p>
              </table:table-cell>
              <table:table-cell office:value-type="float" office:value="1.83489">
                <text:p>1.834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00.01176002582">
                <text:p>1800.01176002582</text:p>
              </table:table-cell>
              <table:table-cell office:value-type="float" office:value="1.83453">
                <text:p>1.834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20.01660802582">
                <text:p>1820.01660802582</text:p>
              </table:table-cell>
              <table:table-cell office:value-type="float" office:value="1.83477">
                <text:p>1.834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40.04998411774">
                <text:p>1840.04998411774</text:p>
              </table:table-cell>
              <table:table-cell office:value-type="float" office:value="1.83482">
                <text:p>1.834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60.00860802582">
                <text:p>1860.00860802582</text:p>
              </table:table-cell>
              <table:table-cell office:value-type="float" office:value="1.83538">
                <text:p>1.835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80.01148802582">
                <text:p>1880.01148802582</text:p>
              </table:table-cell>
              <table:table-cell office:value-type="float" office:value="1.83534">
                <text:p>1.835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00.00860802582">
                <text:p>1900.00860802582</text:p>
              </table:table-cell>
              <table:table-cell office:value-type="float" office:value="1.83535">
                <text:p>1.835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20.00928002582">
                <text:p>1920.00928002582</text:p>
              </table:table-cell>
              <table:table-cell office:value-type="float" office:value="1.83553">
                <text:p>1.835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40.01208002183">
                <text:p>1940.01208002183</text:p>
              </table:table-cell>
              <table:table-cell office:value-type="float" office:value="4.15354">
                <text:p>4.153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60.01112002184">
                <text:p>1960.01112002184</text:p>
              </table:table-cell>
              <table:table-cell office:value-type="float" office:value="4.15332">
                <text:p>4.153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80.00700802184">
                <text:p>1980.00700802184</text:p>
              </table:table-cell>
              <table:table-cell office:value-type="float" office:value="4.15399">
                <text:p>4.153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00.01024002981">
                <text:p>2000.01024002981</text:p>
              </table:table-cell>
              <table:table-cell office:value-type="float" office:value="5.54436">
                <text:p>5.544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20.04347210311">
                <text:p>2020.04347210311</text:p>
              </table:table-cell>
              <table:table-cell office:value-type="float" office:value="8.56278">
                <text:p>8.562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60.0416641381">
                <text:p>2060.0416641381</text:p>
              </table:table-cell>
              <table:table-cell office:value-type="float" office:value="7.59855">
                <text:p>7.598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80.03379210634">
                <text:p>2080.03379210634</text:p>
              </table:table-cell>
              <table:table-cell office:value-type="float" office:value="6.63699">
                <text:p>6.636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00.01497603782">
                <text:p>2100.01497603782</text:p>
              </table:table-cell>
              <table:table-cell office:value-type="float" office:value="5.67544">
                <text:p>5.675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20.02004803782">
                <text:p>2120.02004803782</text:p>
              </table:table-cell>
              <table:table-cell office:value-type="float" office:value="4.71081">
                <text:p>4.710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40.01617603782">
                <text:p>2140.01617603782</text:p>
              </table:table-cell>
              <table:table-cell office:value-type="float" office:value="3.74911">
                <text:p>3.749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60.01585603782">
                <text:p>2160.01585603782</text:p>
              </table:table-cell>
              <table:table-cell office:value-type="float" office:value="2.78693">
                <text:p>2.786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80.01553603782">
                <text:p>2180.01553603782</text:p>
              </table:table-cell>
              <table:table-cell office:value-type="float" office:value="1.82789">
                <text:p>1.827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00.01521603782">
                <text:p>2200.01521603782</text:p>
              </table:table-cell>
              <table:table-cell office:value-type="float" office:value="0.868726">
                <text:p>0.8687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20.01590403782">
                <text:p>2220.01590403782</text:p>
              </table:table-cell>
              <table:table-cell office:value-type="float" office:value="0.102201">
                <text:p>0.1022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40.01881603782">
                <text:p>2240.01881603782</text:p>
              </table:table-cell>
              <table:table-cell office:value-type="float" office:value="0.4065">
                <text:p>0.40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60.01593603782">
                <text:p>2260.01593603782</text:p>
              </table:table-cell>
              <table:table-cell office:value-type="float" office:value="0.389884">
                <text:p>0.3898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80.01745603782">
                <text:p>2280.01745603782</text:p>
              </table:table-cell>
              <table:table-cell office:value-type="float" office:value="0.363496">
                <text:p>0.3634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00.02486403782">
                <text:p>2300.02486403782</text:p>
              </table:table-cell>
              <table:table-cell office:value-type="float" office:value="0.362891">
                <text:p>0.3628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20.01841603782">
                <text:p>2320.01841603782</text:p>
              </table:table-cell>
              <table:table-cell office:value-type="float" office:value="0.341938">
                <text:p>0.3419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40.01529603782">
                <text:p>2340.01529603782</text:p>
              </table:table-cell>
              <table:table-cell office:value-type="float" office:value="0.327551">
                <text:p>0.3275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60.01457603782">
                <text:p>2360.01457603782</text:p>
              </table:table-cell>
              <table:table-cell office:value-type="float" office:value="0.327746">
                <text:p>0.3277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80.01561603782">
                <text:p>2380.01561603782</text:p>
              </table:table-cell>
              <table:table-cell office:value-type="float" office:value="0.18545">
                <text:p>0.185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00.01465603782">
                <text:p>2400.01465603782</text:p>
              </table:table-cell>
              <table:table-cell office:value-type="float" office:value="0.184601">
                <text:p>0.1846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20.01649603782">
                <text:p>2420.01649603782</text:p>
              </table:table-cell>
              <table:table-cell office:value-type="float" office:value="0.181124">
                <text:p>0.1811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40.01745603782">
                <text:p>2440.01745603782</text:p>
              </table:table-cell>
              <table:table-cell office:value-type="float" office:value="0.1825">
                <text:p>0.18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60.01625603782">
                <text:p>2460.01625603782</text:p>
              </table:table-cell>
              <table:table-cell office:value-type="float" office:value="0.202146">
                <text:p>0.2021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80.01401603782">
                <text:p>2480.01401603782</text:p>
              </table:table-cell>
              <table:table-cell office:value-type="float" office:value="0.232121">
                <text:p>0.2321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00.01489603782">
                <text:p>2500.01489603782</text:p>
              </table:table-cell>
              <table:table-cell office:value-type="float" office:value="0.233206">
                <text:p>0.2332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20.01497603782">
                <text:p>2520.01497603782</text:p>
              </table:table-cell>
              <table:table-cell office:value-type="float" office:value="0.256843">
                <text:p>0.2568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40.01625603782">
                <text:p>2540.01625603782</text:p>
              </table:table-cell>
              <table:table-cell office:value-type="float" office:value="0.276297">
                <text:p>0.2762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60.01369603782">
                <text:p>2560.01369603782</text:p>
              </table:table-cell>
              <table:table-cell office:value-type="float" office:value="0.255455">
                <text:p>0.2554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80.01617603782">
                <text:p>2580.01617603782</text:p>
              </table:table-cell>
              <table:table-cell office:value-type="float" office:value="0.409067">
                <text:p>0.4090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00.01942403782">
                <text:p>2600.01942403782</text:p>
              </table:table-cell>
              <table:table-cell office:value-type="float" office:value="0.408933">
                <text:p>0.4089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620.01561603782">
                <text:p>2620.01561603782</text:p>
              </table:table-cell>
              <table:table-cell office:value-type="float" office:value="0.381242">
                <text:p>0.3812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40.01462403782">
                <text:p>2640.01462403782</text:p>
              </table:table-cell>
              <table:table-cell office:value-type="float" office:value="0.357742">
                <text:p>0.3577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60.01526403782">
                <text:p>2660.01526403782</text:p>
              </table:table-cell>
              <table:table-cell office:value-type="float" office:value="0.357816">
                <text:p>0.3578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80.01465603782">
                <text:p>2680.01465603782</text:p>
              </table:table-cell>
              <table:table-cell office:value-type="float" office:value="0.337575">
                <text:p>0.3375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700.01398403782">
                <text:p>2700.01398403782</text:p>
              </table:table-cell>
              <table:table-cell office:value-type="float" office:value="0.166545">
                <text:p>0.1665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720.01996803782">
                <text:p>2720.01996803782</text:p>
              </table:table-cell>
              <table:table-cell office:value-type="float" office:value="0.13911">
                <text:p>0.139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40.01713603782">
                <text:p>2740.01713603782</text:p>
              </table:table-cell>
              <table:table-cell office:value-type="float" office:value="0.14347">
                <text:p>0.143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60.01369603782">
                <text:p>2760.01369603782</text:p>
              </table:table-cell>
              <table:table-cell office:value-type="float" office:value="0.162769">
                <text:p>0.1627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80.02036803782">
                <text:p>2780.02036803782</text:p>
              </table:table-cell>
              <table:table-cell office:value-type="float" office:value="0.164989">
                <text:p>0.1649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00.02132803782">
                <text:p>2800.02132803782</text:p>
              </table:table-cell>
              <table:table-cell office:value-type="float" office:value="0.165994">
                <text:p>0.1659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820.01676803782">
                <text:p>2820.01676803782</text:p>
              </table:table-cell>
              <table:table-cell office:value-type="float" office:value="0.197837">
                <text:p>0.1978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40.01553603782">
                <text:p>2840.01553603782</text:p>
              </table:table-cell>
              <table:table-cell office:value-type="float" office:value="0.194181">
                <text:p>0.1941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60.01622403782">
                <text:p>2860.01622403782</text:p>
              </table:table-cell>
              <table:table-cell office:value-type="float" office:value="0.1975">
                <text:p>0.19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80.01745603782">
                <text:p>2880.01745603782</text:p>
              </table:table-cell>
              <table:table-cell office:value-type="float" office:value="0.196084">
                <text:p>0.1960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00.01206403782">
                <text:p>2900.01206403782</text:p>
              </table:table-cell>
              <table:table-cell office:value-type="float" office:value="0.175247">
                <text:p>0.1752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920.01625603782">
                <text:p>2920.01625603782</text:p>
              </table:table-cell>
              <table:table-cell office:value-type="float" office:value="0.202909">
                <text:p>0.2029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40.01689603782">
                <text:p>2940.01689603782</text:p>
              </table:table-cell>
              <table:table-cell office:value-type="float" office:value="0.202709">
                <text:p>0.2027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60.01809603782">
                <text:p>2960.01809603782</text:p>
              </table:table-cell>
              <table:table-cell office:value-type="float" office:value="0.202466">
                <text:p>0.2024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80.01750403782">
                <text:p>2980.01750403782</text:p>
              </table:table-cell>
              <table:table-cell office:value-type="float" office:value="0.200219">
                <text:p>0.2002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00.01745603782">
                <text:p>3000.01745603782</text:p>
              </table:table-cell>
              <table:table-cell office:value-type="float" office:value="0.176519">
                <text:p>0.1765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20.01649603782">
                <text:p>3020.01649603782</text:p>
              </table:table-cell>
              <table:table-cell office:value-type="float" office:value="0.172773">
                <text:p>0.1727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40.02068803782">
                <text:p>3040.02068803782</text:p>
              </table:table-cell>
              <table:table-cell office:value-type="float" office:value="0.179701">
                <text:p>0.1797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60.02385603782">
                <text:p>3060.02385603782</text:p>
              </table:table-cell>
              <table:table-cell office:value-type="float" office:value="0.355088">
                <text:p>0.3550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80.01625603782">
                <text:p>3080.01625603782</text:p>
              </table:table-cell>
              <table:table-cell office:value-type="float" office:value="0.371122">
                <text:p>0.37112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100.01753603782">
                <text:p>3100.01753603782</text:p>
              </table:table-cell>
              <table:table-cell office:value-type="float" office:value="0.366425">
                <text:p>0.3664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120.01745603782">
                <text:p>3120.01745603782</text:p>
              </table:table-cell>
              <table:table-cell office:value-type="float" office:value="0.200671">
                <text:p>0.20067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40.01718403782">
                <text:p>3140.01718403782</text:p>
              </table:table-cell>
              <table:table-cell office:value-type="float" office:value="0.176011">
                <text:p>0.1760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60.01745603782">
                <text:p>3160.01745603782</text:p>
              </table:table-cell>
              <table:table-cell office:value-type="float" office:value="0.176209">
                <text:p>0.1762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80.01649603782">
                <text:p>3180.01649603782</text:p>
              </table:table-cell>
              <table:table-cell office:value-type="float" office:value="0.151847">
                <text:p>0.1518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200.01809603782">
                <text:p>3200.01809603782</text:p>
              </table:table-cell>
              <table:table-cell office:value-type="float" office:value="0.145945">
                <text:p>0.1459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220.01905603782">
                <text:p>3220.01905603782</text:p>
              </table:table-cell>
              <table:table-cell office:value-type="float" office:value="0.146296">
                <text:p>0.1462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40.01622403782">
                <text:p>3240.01622403782</text:p>
              </table:table-cell>
              <table:table-cell office:value-type="float" office:value="0.170532">
                <text:p>0.1705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60.01209603782">
                <text:p>3260.01209603782</text:p>
              </table:table-cell>
              <table:table-cell office:value-type="float" office:value="0.170472">
                <text:p>0.1704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80.01649603782">
                <text:p>3280.01649603782</text:p>
              </table:table-cell>
              <table:table-cell office:value-type="float" office:value="0.147459">
                <text:p>0.1474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300.01841603782">
                <text:p>3300.01841603782</text:p>
              </table:table-cell>
              <table:table-cell office:value-type="float" office:value="0.171862">
                <text:p>0.1718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320.01812803782">
                <text:p>3320.01812803782</text:p>
              </table:table-cell>
              <table:table-cell office:value-type="float" office:value="0.343979">
                <text:p>0.34397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40.01497603782">
                <text:p>3340.01497603782</text:p>
              </table:table-cell>
              <table:table-cell office:value-type="float" office:value="0.35965">
                <text:p>0.359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60.01590403782">
                <text:p>3360.01590403782</text:p>
              </table:table-cell>
              <table:table-cell office:value-type="float" office:value="0.338183">
                <text:p>0.33818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80.01302403782">
                <text:p>3380.01302403782</text:p>
              </table:table-cell>
              <table:table-cell office:value-type="float" office:value="0.336491">
                <text:p>0.3364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400.01777603782">
                <text:p>3400.01777603782</text:p>
              </table:table-cell>
              <table:table-cell office:value-type="float" office:value="0.359968">
                <text:p>0.3599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420.01905603782">
                <text:p>3420.01905603782</text:p>
              </table:table-cell>
              <table:table-cell office:value-type="float" office:value="0.359868">
                <text:p>0.3598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40.01497603782">
                <text:p>3440.01497603782</text:p>
              </table:table-cell>
              <table:table-cell office:value-type="float" office:value="0.360241">
                <text:p>0.3602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60.02585603782">
                <text:p>3460.02585603782</text:p>
              </table:table-cell>
              <table:table-cell office:value-type="float" office:value="0.343969">
                <text:p>0.34396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80.02361603782">
                <text:p>3480.02361603782</text:p>
              </table:table-cell>
              <table:table-cell office:value-type="float" office:value="0.361697">
                <text:p>0.3616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500.02678403782">
                <text:p>3500.02678403782</text:p>
              </table:table-cell>
              <table:table-cell office:value-type="float" office:value="0.362678">
                <text:p>0.36267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520.01521603782">
                <text:p>3520.01521603782</text:p>
              </table:table-cell>
              <table:table-cell office:value-type="float" office:value="0.363057">
                <text:p>0.3630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40.01553603782">
                <text:p>3540.01553603782</text:p>
              </table:table-cell>
              <table:table-cell office:value-type="float" office:value="0.363608">
                <text:p>0.3636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60.01617603782">
                <text:p>3560.01617603782</text:p>
              </table:table-cell>
              <table:table-cell office:value-type="float" office:value="0.36919">
                <text:p>0.369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80.01497603782">
                <text:p>3580.01497603782</text:p>
              </table:table-cell>
              <table:table-cell office:value-type="float" office:value="0.359989">
                <text:p>0.3599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600.01972803782">
                <text:p>3600.01972803782</text:p>
              </table:table-cell>
              <table:table-cell office:value-type="float" office:value="0.342747">
                <text:p>0.3427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620.02284803782">
                <text:p>3620.02284803782</text:p>
              </table:table-cell>
              <table:table-cell office:value-type="float" office:value="0.342396">
                <text:p>0.3423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40.01561603782">
                <text:p>3640.01561603782</text:p>
              </table:table-cell>
              <table:table-cell office:value-type="float" office:value="0.321485">
                <text:p>0.3214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60.01526403782">
                <text:p>3660.01526403782</text:p>
              </table:table-cell>
              <table:table-cell office:value-type="float" office:value="0.314244">
                <text:p>0.3142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80.01681603782">
                <text:p>3680.01681603782</text:p>
              </table:table-cell>
              <table:table-cell office:value-type="float" office:value="0.314175">
                <text:p>0.3141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700.01270403782">
                <text:p>3700.01270403782</text:p>
              </table:table-cell>
              <table:table-cell office:value-type="float" office:value="0.313693">
                <text:p>0.3136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720.01529603782">
                <text:p>3720.01529603782</text:p>
              </table:table-cell>
              <table:table-cell office:value-type="float" office:value="0.284834">
                <text:p>0.2848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40.01302403782">
                <text:p>3740.01302403782</text:p>
              </table:table-cell>
              <table:table-cell office:value-type="float" office:value="0.284489">
                <text:p>0.2844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60.01302403782">
                <text:p>3760.01302403782</text:p>
              </table:table-cell>
              <table:table-cell office:value-type="float" office:value="0.277946">
                <text:p>0.27794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80.01708803782">
                <text:p>3780.01708803782</text:p>
              </table:table-cell>
              <table:table-cell office:value-type="float" office:value="0.309767">
                <text:p>0.3097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800.01873603782">
                <text:p>3800.01873603782</text:p>
              </table:table-cell>
              <table:table-cell office:value-type="float" office:value="0.292139">
                <text:p>0.2921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820.01713603782">
                <text:p>3820.01713603782</text:p>
              </table:table-cell>
              <table:table-cell office:value-type="float" office:value="0.292393">
                <text:p>0.29239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40.01937603782">
                <text:p>3840.01937603782</text:p>
              </table:table-cell>
              <table:table-cell office:value-type="float" office:value="0.288181">
                <text:p>0.2881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60.01657603782">
                <text:p>3860.01657603782</text:p>
              </table:table-cell>
              <table:table-cell office:value-type="float" office:value="0.311131">
                <text:p>0.3111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80.01868803782">
                <text:p>3880.01868803782</text:p>
              </table:table-cell>
              <table:table-cell office:value-type="float" office:value="0.294765">
                <text:p>0.29476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00.06868814522">
                <text:p>3900.06868814522</text:p>
              </table:table-cell>
              <table:table-cell office:value-type="float" office:value="0.294524">
                <text:p>0.2945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20.0403681381">
                <text:p>3920.0403681381</text:p>
              </table:table-cell>
              <table:table-cell office:value-type="float" office:value="0.323945">
                <text:p>0.3239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40.03019210634">
                <text:p>3940.03019210634</text:p>
              </table:table-cell>
              <table:table-cell office:value-type="float" office:value="0.324565">
                <text:p>0.3245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60.02076803782">
                <text:p>3960.02076803782</text:p>
              </table:table-cell>
              <table:table-cell office:value-type="float" office:value="0.329126">
                <text:p>0.3291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80.02001603782">
                <text:p>3980.02001603782</text:p>
              </table:table-cell>
              <table:table-cell office:value-type="float" office:value="0.309564">
                <text:p>0.3095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000.01809603782">
                <text:p>4000.01809603782</text:p>
              </table:table-cell>
              <table:table-cell office:value-type="float" office:value="0.318156">
                <text:p>0.3181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20.01585603782">
                <text:p>4020.01585603782</text:p>
              </table:table-cell>
              <table:table-cell office:value-type="float" office:value="0.31866">
                <text:p>0.318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40.01553603782">
                <text:p>4040.01553603782</text:p>
              </table:table-cell>
              <table:table-cell office:value-type="float" office:value="0.325043">
                <text:p>0.32504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60.01553603782">
                <text:p>4060.01553603782</text:p>
              </table:table-cell>
              <table:table-cell office:value-type="float" office:value="0.325134">
                <text:p>0.32513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80.01489603782">
                <text:p>4080.01489603782</text:p>
              </table:table-cell>
              <table:table-cell office:value-type="float" office:value="0.34235">
                <text:p>0.3423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100.02033603782">
                <text:p>4100.02033603782</text:p>
              </table:table-cell>
              <table:table-cell office:value-type="float" office:value="0.326648">
                <text:p>0.3266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120.01873603782">
                <text:p>4120.01873603782</text:p>
              </table:table-cell>
              <table:table-cell office:value-type="float" office:value="0.326282">
                <text:p>0.32628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40.01465603782">
                <text:p>4140.01465603782</text:p>
              </table:table-cell>
              <table:table-cell office:value-type="float" office:value="0.309698">
                <text:p>0.3096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60.01430403782">
                <text:p>4160.01430403782</text:p>
              </table:table-cell>
              <table:table-cell office:value-type="float" office:value="0.308886">
                <text:p>0.30888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80.01433603782">
                <text:p>4180.01433603782</text:p>
              </table:table-cell>
              <table:table-cell office:value-type="float" office:value="0.305232">
                <text:p>0.3052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200.01361603782">
                <text:p>4200.01361603782</text:p>
              </table:table-cell>
              <table:table-cell office:value-type="float" office:value="0.328369">
                <text:p>0.32836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220.01561603782">
                <text:p>4220.01561603782</text:p>
              </table:table-cell>
              <table:table-cell office:value-type="float" office:value="0.313394">
                <text:p>0.31339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40.01430403782">
                <text:p>4240.01430403782</text:p>
              </table:table-cell>
              <table:table-cell office:value-type="float" office:value="0.305766">
                <text:p>0.3057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60.01553603782">
                <text:p>4260.01553603782</text:p>
              </table:table-cell>
              <table:table-cell office:value-type="float" office:value="0.125096">
                <text:p>0.1250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80.01713603782">
                <text:p>4280.01713603782</text:p>
              </table:table-cell>
              <table:table-cell office:value-type="float" office:value="0.122821">
                <text:p>0.12282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300.02036803782">
                <text:p>4300.02036803782</text:p>
              </table:table-cell>
              <table:table-cell office:value-type="float" office:value="0.147765">
                <text:p>0.1477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320.01881603782">
                <text:p>4320.01881603782</text:p>
              </table:table-cell>
              <table:table-cell office:value-type="float" office:value="0.153202">
                <text:p>0.1532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40.01745603782">
                <text:p>4340.01745603782</text:p>
              </table:table-cell>
              <table:table-cell office:value-type="float" office:value="0.151578">
                <text:p>0.15157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60.01590403782">
                <text:p>4360.01590403782</text:p>
              </table:table-cell>
              <table:table-cell office:value-type="float" office:value="0.177205">
                <text:p>0.1772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80.01657603782">
                <text:p>4380.01657603782</text:p>
              </table:table-cell>
              <table:table-cell office:value-type="float" office:value="0.210137">
                <text:p>0.21013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400.01873603782">
                <text:p>4400.01873603782</text:p>
              </table:table-cell>
              <table:table-cell office:value-type="float" office:value="0.209094">
                <text:p>0.20909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420.01972803782">
                <text:p>4420.01972803782</text:p>
              </table:table-cell>
              <table:table-cell office:value-type="float" office:value="0.232303">
                <text:p>0.23230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40.01753603782">
                <text:p>4440.01753603782</text:p>
              </table:table-cell>
              <table:table-cell office:value-type="float" office:value="0.262112">
                <text:p>0.26211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60.01625603782">
                <text:p>4460.01625603782</text:p>
              </table:table-cell>
              <table:table-cell office:value-type="float" office:value="0.41148">
                <text:p>0.4114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80.01649603782">
                <text:p>4480.01649603782</text:p>
              </table:table-cell>
              <table:table-cell office:value-type="float" office:value="0.411168">
                <text:p>0.4111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500.01876803782">
                <text:p>4500.01876803782</text:p>
              </table:table-cell>
              <table:table-cell office:value-type="float" office:value="0.387728">
                <text:p>0.38772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520.01782403782">
                <text:p>4520.01782403782</text:p>
              </table:table-cell>
              <table:table-cell office:value-type="float" office:value="0.386803">
                <text:p>0.3868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40.01780803782">
                <text:p>4540.01780803782</text:p>
              </table:table-cell>
              <table:table-cell office:value-type="float" office:value="0.408629">
                <text:p>0.4086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60.01302403782">
                <text:p>4560.01302403782</text:p>
              </table:table-cell>
              <table:table-cell office:value-type="float" office:value="0.390454">
                <text:p>0.39045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80.01401603782">
                <text:p>4580.01401603782</text:p>
              </table:table-cell>
              <table:table-cell office:value-type="float" office:value="0.388611">
                <text:p>0.38861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600.01489603782">
                <text:p>4600.01489603782</text:p>
              </table:table-cell>
              <table:table-cell office:value-type="float" office:value="0.389327">
                <text:p>0.3893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620.01489603782">
                <text:p>4620.01489603782</text:p>
              </table:table-cell>
              <table:table-cell office:value-type="float" office:value="0.371221">
                <text:p>0.37122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640.01649603782">
                <text:p>4640.01649603782</text:p>
              </table:table-cell>
              <table:table-cell office:value-type="float" office:value="0.37036">
                <text:p>0.370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60.02316803782">
                <text:p>4660.02316803782</text:p>
              </table:table-cell>
              <table:table-cell office:value-type="float" office:value="0.37091">
                <text:p>0.370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80.02220803782">
                <text:p>4680.02220803782</text:p>
              </table:table-cell>
              <table:table-cell office:value-type="float" office:value="0.352315">
                <text:p>0.3523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700.01753603782">
                <text:p>4700.01753603782</text:p>
              </table:table-cell>
              <table:table-cell office:value-type="float" office:value="0.355911">
                <text:p>0.3559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720.01398403782">
                <text:p>4720.01398403782</text:p>
              </table:table-cell>
              <table:table-cell office:value-type="float" office:value="0.355491">
                <text:p>0.3554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40.01334403782">
                <text:p>4740.01334403782</text:p>
              </table:table-cell>
              <table:table-cell office:value-type="float" office:value="0.337717">
                <text:p>0.33771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60.01846403782">
                <text:p>4760.01846403782</text:p>
              </table:table-cell>
              <table:table-cell office:value-type="float" office:value="0.353879">
                <text:p>0.35387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80.01174403782">
                <text:p>4780.01174403782</text:p>
              </table:table-cell>
              <table:table-cell office:value-type="float" office:value="0.354375">
                <text:p>0.3543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800.01718403782">
                <text:p>4800.01718403782</text:p>
              </table:table-cell>
              <table:table-cell office:value-type="float" office:value="0.335554">
                <text:p>0.33555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820.01497603782">
                <text:p>4820.01497603782</text:p>
              </table:table-cell>
              <table:table-cell office:value-type="float" office:value="0.324808">
                <text:p>0.3248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40.01553603782">
                <text:p>4840.01553603782</text:p>
              </table:table-cell>
              <table:table-cell office:value-type="float" office:value="0.325356">
                <text:p>0.3253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60.01334403782">
                <text:p>4860.01334403782</text:p>
              </table:table-cell>
              <table:table-cell office:value-type="float" office:value="0.324172">
                <text:p>0.32417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80.01529603782">
                <text:p>4880.01529603782</text:p>
              </table:table-cell>
              <table:table-cell office:value-type="float" office:value="0.34201">
                <text:p>0.342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900.01852803782">
                <text:p>4900.01852803782</text:p>
              </table:table-cell>
              <table:table-cell office:value-type="float" office:value="0.358638">
                <text:p>0.35863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920.01649603782">
                <text:p>4920.01649603782</text:p>
              </table:table-cell>
              <table:table-cell office:value-type="float" office:value="0.35886">
                <text:p>0.3588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40.02100803782">
                <text:p>4940.02100803782</text:p>
              </table:table-cell>
              <table:table-cell office:value-type="float" office:value="0.377915">
                <text:p>0.3779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60.01878403782">
                <text:p>4960.01878403782</text:p>
              </table:table-cell>
              <table:table-cell office:value-type="float" office:value="0.354283">
                <text:p>0.35428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80.01713603782">
                <text:p>4980.01713603782</text:p>
              </table:table-cell>
              <table:table-cell office:value-type="float" office:value="0.354825">
                <text:p>0.3548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000.01329603782">
                <text:p>5000.01329603782</text:p>
              </table:table-cell>
              <table:table-cell office:value-type="float" office:value="0.374985">
                <text:p>0.37498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020.01681603782">
                <text:p>5020.01681603782</text:p>
              </table:table-cell>
              <table:table-cell office:value-type="float" office:value="0.403907">
                <text:p>0.40390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40.01078403782">
                <text:p>5040.01078403782</text:p>
              </table:table-cell>
              <table:table-cell office:value-type="float" office:value="0.402729">
                <text:p>0.40272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60.01713603782">
                <text:p>5060.01713603782</text:p>
              </table:table-cell>
              <table:table-cell office:value-type="float" office:value="0.383737">
                <text:p>0.38373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80.01457603782">
                <text:p>5080.01457603782</text:p>
              </table:table-cell>
              <table:table-cell office:value-type="float" office:value="0.366948">
                <text:p>0.36694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100.01777603782">
                <text:p>5100.01777603782</text:p>
              </table:table-cell>
              <table:table-cell office:value-type="float" office:value="0.366327">
                <text:p>0.3663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120.01809603782">
                <text:p>5120.01809603782</text:p>
              </table:table-cell>
              <table:table-cell office:value-type="float" office:value="0.350285">
                <text:p>0.35028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40.01809603782">
                <text:p>5140.01809603782</text:p>
              </table:table-cell>
              <table:table-cell office:value-type="float" office:value="0.350865">
                <text:p>0.35086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60.01657603782">
                <text:p>5160.01657603782</text:p>
              </table:table-cell>
              <table:table-cell office:value-type="float" office:value="0.372182">
                <text:p>0.37218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80.01945603782">
                <text:p>5180.01945603782</text:p>
              </table:table-cell>
              <table:table-cell office:value-type="float" office:value="0.340918">
                <text:p>0.34091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200.01654403782">
                <text:p>5200.01654403782</text:p>
              </table:table-cell>
              <table:table-cell office:value-type="float" office:value="0.341353">
                <text:p>0.34135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220.02028803782">
                <text:p>5220.02028803782</text:p>
              </table:table-cell>
              <table:table-cell office:value-type="float" office:value="0.324711">
                <text:p>0.3247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240.01558403782">
                <text:p>5240.01558403782</text:p>
              </table:table-cell>
              <table:table-cell office:value-type="float" office:value="0.324941">
                <text:p>0.32494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60.01713603782">
                <text:p>5260.01713603782</text:p>
              </table:table-cell>
              <table:table-cell office:value-type="float" office:value="0.3425">
                <text:p>0.34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80.01812803782">
                <text:p>5280.01812803782</text:p>
              </table:table-cell>
              <table:table-cell office:value-type="float" office:value="0.332222">
                <text:p>0.33222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300.01625603782">
                <text:p>5300.01625603782</text:p>
              </table:table-cell>
              <table:table-cell office:value-type="float" office:value="0.33228">
                <text:p>0.3322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320.01241603782">
                <text:p>5320.01241603782</text:p>
              </table:table-cell>
              <table:table-cell office:value-type="float" office:value="0.191919">
                <text:p>0.19191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340.01713603782">
                <text:p>5340.01713603782</text:p>
              </table:table-cell>
              <table:table-cell office:value-type="float" office:value="0.161181">
                <text:p>0.16118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60.01462403782">
                <text:p>5360.01462403782</text:p>
              </table:table-cell>
              <table:table-cell office:value-type="float" office:value="0.165979">
                <text:p>0.16597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80.01972803782">
                <text:p>5380.01972803782</text:p>
              </table:table-cell>
              <table:table-cell office:value-type="float" office:value="0.174646">
                <text:p>0.17464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400.01649603782">
                <text:p>5400.01649603782</text:p>
              </table:table-cell>
              <table:table-cell office:value-type="float" office:value="0.172393">
                <text:p>0.17239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420.01457603782">
                <text:p>5420.01457603782</text:p>
              </table:table-cell>
              <table:table-cell office:value-type="float" office:value="0.193749">
                <text:p>0.19374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40.01713603782">
                <text:p>5440.01713603782</text:p>
              </table:table-cell>
              <table:table-cell office:value-type="float" office:value="0.191456">
                <text:p>0.19145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60.02156803782">
                <text:p>5460.02156803782</text:p>
              </table:table-cell>
              <table:table-cell office:value-type="float" office:value="0.170586">
                <text:p>0.17058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80.01334403782">
                <text:p>5480.01334403782</text:p>
              </table:table-cell>
              <table:table-cell office:value-type="float" office:value="0.17679">
                <text:p>0.1767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500.01721603782">
                <text:p>5500.01721603782</text:p>
              </table:table-cell>
              <table:table-cell office:value-type="float" office:value="0.151009">
                <text:p>0.15100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520.01625603782">
                <text:p>5520.01625603782</text:p>
              </table:table-cell>
              <table:table-cell office:value-type="float" office:value="0.311616">
                <text:p>0.31161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540.01305603782">
                <text:p>5540.01305603782</text:p>
              </table:table-cell>
              <table:table-cell office:value-type="float" office:value="0.332903">
                <text:p>0.33290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60.01809603782">
                <text:p>5560.01809603782</text:p>
              </table:table-cell>
              <table:table-cell office:value-type="float" office:value="0.309884">
                <text:p>0.30988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80.02006403782">
                <text:p>5580.02006403782</text:p>
              </table:table-cell>
              <table:table-cell office:value-type="float" office:value="0.300907">
                <text:p>0.30090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600.01777603782">
                <text:p>5600.01777603782</text:p>
              </table:table-cell>
              <table:table-cell office:value-type="float" office:value="0.282723">
                <text:p>0.28272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620.01529603782">
                <text:p>5620.01529603782</text:p>
              </table:table-cell>
              <table:table-cell office:value-type="float" office:value="0.283289">
                <text:p>0.28328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640.01750403782">
                <text:p>5640.01750403782</text:p>
              </table:table-cell>
              <table:table-cell office:value-type="float" office:value="0.264773">
                <text:p>0.26477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60.02105603782">
                <text:p>5660.02105603782</text:p>
              </table:table-cell>
              <table:table-cell office:value-type="float" office:value="0.262836">
                <text:p>0.26283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80.01457603782">
                <text:p>5680.01457603782</text:p>
              </table:table-cell>
              <table:table-cell office:value-type="float" office:value="0.265022">
                <text:p>0.26502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700.01238403782">
                <text:p>5700.01238403782</text:p>
              </table:table-cell>
              <table:table-cell office:value-type="float" office:value="0.282337">
                <text:p>0.28233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720.01334403782">
                <text:p>5720.01334403782</text:p>
              </table:table-cell>
              <table:table-cell office:value-type="float" office:value="0.118558">
                <text:p>0.11855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740.02220803782">
                <text:p>5740.02220803782</text:p>
              </table:table-cell>
              <table:table-cell office:value-type="float" office:value="0.0918472">
                <text:p>0.091847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80.03339213944">
                <text:p>5780.03339213944</text:p>
              </table:table-cell>
              <table:table-cell office:value-type="float" office:value="0.119384">
                <text:p>0.11938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800.02576004885">
                <text:p>5800.02576004885</text:p>
              </table:table-cell>
              <table:table-cell office:value-type="float" office:value="0.12651">
                <text:p>0.1265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820.01910404885">
                <text:p>5820.01910404885</text:p>
              </table:table-cell>
              <table:table-cell office:value-type="float" office:value="0.151137">
                <text:p>0.15113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840.01401604885">
                <text:p>5840.01401604885</text:p>
              </table:table-cell>
              <table:table-cell office:value-type="float" office:value="0.151643">
                <text:p>0.15164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60.01489604885">
                <text:p>5860.01489604885</text:p>
              </table:table-cell>
              <table:table-cell office:value-type="float" office:value="0.152298">
                <text:p>0.15229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80.01745604885">
                <text:p>5880.01745604885</text:p>
              </table:table-cell>
              <table:table-cell office:value-type="float" office:value="0.155393">
                <text:p>0.15539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900.01489604885">
                <text:p>5900.01489604885</text:p>
              </table:table-cell>
              <table:table-cell office:value-type="float" office:value="0.154151">
                <text:p>0.15415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920.01814404885">
                <text:p>5920.01814404885</text:p>
              </table:table-cell>
              <table:table-cell office:value-type="float" office:value="0.152367">
                <text:p>0.1523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940.01494404885">
                <text:p>5940.01494404885</text:p>
              </table:table-cell>
              <table:table-cell office:value-type="float" office:value="0.318872">
                <text:p>0.31887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60.01238404885">
                <text:p>5960.01238404885</text:p>
              </table:table-cell>
              <table:table-cell office:value-type="float" office:value="0.317893">
                <text:p>0.31789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80.01713604885">
                <text:p>5980.01713604885</text:p>
              </table:table-cell>
              <table:table-cell office:value-type="float" office:value="0.318359">
                <text:p>0.3183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